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0.908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517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453cm"/>
    </style:style>
    <style:style style:family="table-column" style:name="co6">
      <style:table-column-properties fo:break-before="auto" style:column-width="1.427cm"/>
    </style:style>
    <style:style style:family="table-column" style:name="co7">
      <style:table-column-properties fo:break-before="auto" style:column-width="1.007cm"/>
    </style:style>
    <style:style style:family="table-column" style:name="co8">
      <style:table-column-properties fo:break-before="auto" style:column-width="3.944cm"/>
    </style:style>
    <style:style style:family="table-column" style:name="co9">
      <style:table-column-properties fo:break-before="auto" style:column-width="8.3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32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0.714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6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eerde gedeelte.A909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Metadata" style:name="ce7">
      <style:table-cell-properties fo:padding="0.071cm"/>
    </style:style>
    <style:style style:family="table-cell" style:parent-style-name="TL RowHeader" style:name="ce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1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5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Default" style:name="ce6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Default" style:name="ce72">
      <style:table-cell-properties fo:padding="0.071cm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76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/>
      <table:table table:style-name="ta1" table:name="Vierde gedeelte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 table:number-columns-repeated="10"/>
        <table:table-column table:style-name="co4" table:default-cell-style-name="Default"/>
        <table:table-column table:style-name="co5" table:default-cell-style-name="ce61" table:number-columns-repeated="6"/>
        <table:table-column table:style-name="co5" table:default-cell-style-name="ce7"/>
        <table:table-column table:style-name="co6" table:default-cell-style-name="ce7" table:number-columns-repeated="2"/>
        <table:table-column table:style-name="co7" table:default-cell-style-name="ce7" table:number-columns-repeated="6"/>
        <table:table-column table:style-name="co4" table:default-cell-style-name="Default" table:number-columns-repeated="996"/>
        <table:table-row table:style-name="ro1">
          <table:table-cell ns41:value-type="string" table:style-name="ce1" office:value-type="string">
            <office:annotation draw:style-name="gr1" svg:height="2.806cm" draw:caption-point-y="-0.042cm" svg:width="6.183cm" svg:x="11.327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DERNTHE - VIERDE GEDEELTE - <text:s/>INDEELING DER BEVOLKING NAAR DE BEROEPEN </text:p>
          </table:table-cell>
          <table:table-cell table:style-name="ce12" table:number-columns-repeated="3"/>
          <table:table-cell table:style-name="ce33" table:number-columns-repeated="6"/>
          <table:table-cell table:style-name="ce41" table:number-columns-repeated="3"/>
          <table:table-cell table:style-name="ce56" table:number-columns-repeated="5"/>
          <table:table-cell table:style-name="ce66"/>
          <table:table-cell table:style-name="ce70" table:number-columns-repeated="3"/>
          <table:table-cell table:style-name="ce73" table:number-columns-repeated="1002"/>
        </table:table-row>
        <table:table-row table:style-name="ro1">
          <table:table-cell table:style-name="ce2"/>
          <table:table-cell table:style-name="ce13" table:number-columns-repeated="12"/>
          <table:table-cell table:style-name="ce57" table:number-columns-repeated="6"/>
          <table:table-cell table:style-name="ce13" table:number-columns-repeated="2"/>
          <table:table-cell table:style-name="ce71"/>
          <table:table-cell table:style-name="ce73" table:number-columns-repeated="1002"/>
        </table:table-row>
        <table:table-row table:style-name="ro2">
          <table:table-cell ns41:value-type="string" table:style-name="ce3" office:value-type="string">
            <text:p>DE DRIE STEDEN <text:s text:c="6"/></text:p>
          </table:table-cell>
          <table:table-cell table:style-name="ce14"/>
          <table:table-cell ns41:value-type="string" table:number-rows-spanned="1" table:style-name="ce17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ce34" table:number-columns-spanned="2" office:value-type="string">
            <text:p>Van 10 en 11 jaren</text:p>
          </table:table-cell>
          <table:covered-table-cell table:style-name="ce36"/>
          <table:table-cell ns41:value-type="string" table:number-rows-spanned="1" table:style-name="ce37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ce37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ce42" table:number-columns-spanned="3" office:value-type="string">
            <text:p>TOTAAL</text:p>
          </table:table-cell>
          <table:covered-table-cell table:style-name="ce45"/>
          <table:covered-table-cell table:style-name="ce47"/>
          <table:table-cell ns41:value-type="string" table:number-rows-spanned="4" table:style-name="ce58" table:number-columns-spanned="1" office:value-type="string">
            <text:p>Telling</text:p>
          </table:table-cell>
          <table:table-cell ns41:value-type="string" table:number-rows-spanned="4" table:style-name="ce62" table:number-columns-spanned="1" office:value-type="string">
            <text:p>Tabel</text:p>
          </table:table-cell>
          <table:table-cell ns41:value-type="string" table:number-rows-spanned="4" table:style-name="ce62" table:number-columns-spanned="1" office:value-type="string">
            <text:p>Pagina links</text:p>
          </table:table-cell>
          <table:table-cell ns41:value-type="string" table:number-rows-spanned="4" table:style-name="ce62" table:number-columns-spanned="1" office:value-type="string">
            <text:p>Pagina rechts</text:p>
          </table:table-cell>
          <table:table-cell ns41:value-type="string" table:number-rows-spanned="4" table:style-name="ce62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style-name="ce71"/>
          <table:table-cell table:style-name="ce13" table:number-columns-repeated="2"/>
          <table:table-cell table:style-name="ce73" table:number-columns-repeated="1002"/>
        </table:table-row>
        <table:table-row table:style-name="ro3">
          <table:table-cell ns41:value-type="string" table:number-rows-spanned="3" table:style-name="ce4" table:number-columns-spanned="1" office:value-type="string">
            <text:p><text:span text:style-name="T2"><text:a xlink:type="simple" xlink:href="#Veerde gedeelte.A909"> Beroepen of middelen van bestaan  </text:a></text:span></text:p>
          </table:table-cell>
          <table:table-cell table:style-name="ce15"/>
          <table:table-cell ns41:value-type="string" table:number-rows-spanned="2" table:style-name="ce18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ce35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ce35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ce38" table:number-columns-spanned="2" office:value-type="string">
            <text:p>Geboren in 1833 en vroegere jaren.</text:p>
          </table:table-cell>
          <table:covered-table-cell table:style-name="ce39"/>
          <table:covered-table-cell table:style-name="ce43"/>
          <table:covered-table-cell table:style-name="ce46"/>
          <table:covered-table-cell table:style-name="ce48"/>
          <table:covered-table-cell table:style-name="ce59"/>
          <table:covered-table-cell table:style-name="ce63" table:number-columns-repeated="4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4">
          <table:covered-table-cell table:style-name="ce5"/>
          <table:table-cell table:style-name="ce15"/>
          <table:covered-table-cell table:style-name="ce19"/>
          <table:covered-table-cell table:style-name="ce27" table:number-columns-repeated="6"/>
          <table:covered-table-cell table:style-name="ce40"/>
          <table:covered-table-cell table:style-name="ce44"/>
          <table:covered-table-cell table:style-name="ce27"/>
          <table:covered-table-cell table:style-name="ce49"/>
          <table:covered-table-cell table:style-name="ce59"/>
          <table:covered-table-cell table:style-name="ce63" table:number-columns-repeated="4"/>
          <table:covered-table-cell table:style-name="ce68"/>
          <table:table-cell table:style-name="ce71" table:number-columns-repeated="3"/>
          <table:table-cell table:style-name="ce73" table:number-columns-repeated="1002"/>
        </table:table-row>
        <table:table-row table:style-name="ro2">
          <table:covered-table-cell table:style-name="ce6"/>
          <table:table-cell table:style-name="ce15"/>
          <table:table-cell ns41:value-type="string" table:style-name="ce20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50" office:value-type="string">
            <text:p>Totaal.</text:p>
          </table:table-cell>
          <table:covered-table-cell table:style-name="ce60"/>
          <table:covered-table-cell table:style-name="ce64" table:number-columns-repeated="4"/>
          <table:covered-table-cell table:style-name="ce69"/>
          <table:table-cell table:style-name="ce71" table:number-columns-repeated="3"/>
          <table:table-cell table:style-name="ce73"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8" office:value-type="string">
            <text:p>Aannemers</text:p>
          </table:table-cell>
          <table:table-cell table:style-name="Default"/>
          <table:table-cell table:style-name="ce21"/>
          <table:table-cell table:style-name="ce29" table:number-columns-repeated="5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29" office:value="2" office:value-type="float">
            <text:p>2</text:p>
          </table:table-cell>
          <table:table-cell table:style-name="ce29"/>
          <table:table-cell ns41:value-type="float" table:style-name="ce51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koop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52" office:value="50" office:value-type="float">
            <text:p>5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52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rbeiders, dagloon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601" office:value-type="float">
            <text:p>601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52" office:value="836" office:value-type="float">
            <text:p>83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lik-, en plee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52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dpapier (werkers in) doozen-, kaartenma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52" office:value="19" office:value-type="float">
            <text:p>1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uwmeesters, civiel ingeni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113" office:value-type="float">
            <text:p>11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508" office:value-type="float">
            <text:p>508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542" office:value-type="float">
            <text:p>542</text:p>
          </table:table-cell>
          <table:table-cell ns41:value-type="float" table:style-name="ce52" office:value="604" office:value-type="float">
            <text:p>60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52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erders en veehoed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uisleerlingen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9" table:style-name="ce30" table:number-columns-repeated="2" office:value-type="float">
            <text:p>9</text:p>
          </table:table-cell>
          <table:table-cell ns41:value-type="float" table:style-name="ce52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52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0" office:value-type="float">
            <text:p>10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112" office:value-type="float">
            <text:p>1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52" office:value="89" office:value-type="float">
            <text:p>8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52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noo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gewone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be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52" office:value="244" office:value-type="float">
            <text:p>24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per-, klok- en geel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stschool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52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87" office:value-type="float">
            <text:p>187</text:p>
          </table:table-cell>
          <table:table-cell table:style-name="ce30"/>
          <table:table-cell ns41:value-type="float" table:style-name="ce30" office:value="191" office:value-type="float">
            <text:p>191</text:p>
          </table:table-cell>
          <table:table-cell table:style-name="ce30"/>
          <table:table-cell ns41:value-type="float" table:style-name="ce52" office:value="191" office:value-type="float">
            <text:p>19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ipers, hoep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52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ndbouwers</text:p>
          </table:table-cell>
          <table:table-cell table:style-name="Default"/>
          <table:table-cell table:style-name="ce22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68" office:value-type="float">
            <text:p>368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376" office:value-type="float">
            <text:p>376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52" office:value="472" office:value-type="float">
            <text:p>47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t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52" office:value="33" office:value-type="float">
            <text:p>3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73" office:value-type="float">
            <text:p>173</text:p>
          </table:table-cell>
          <table:table-cell table:style-name="ce30"/>
          <table:table-cell ns41:value-type="float" table:style-name="ce30" office:value="182" office:value-type="float">
            <text:p>182</text:p>
          </table:table-cell>
          <table:table-cell ns41:value-type="float" table:style-name="ce52" office:value="182" office:value-type="float">
            <text:p>18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wijzers, onderwijzeressen, ondermeesters, kweekelingen, gouve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52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52" office:value="38" office:value-type="float">
            <text:p>3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52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ublieke vrouwen, publiekhuishouden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u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52" office:value="38" office:value-type="float">
            <text:p>3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epzeilnaald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52" office:value="80" office:value-type="float">
            <text:p>8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09" office:value-type="float">
            <text:p>20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52" office:value="219" office:value-type="float">
            <text:p>21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enmakers en lap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137" office:value-type="float">
            <text:p>13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olleerlingen</text:p>
          </table:table-cell>
          <table:table-cell table:style-name="Default"/>
          <table:table-cell ns41:value-type="float" table:style-name="ce22" office:value="625" office:value-type="float">
            <text:p>625</text:p>
          </table:table-cell>
          <table:table-cell ns41:value-type="float" table:style-name="ce30" office:value="614" office:value-type="float">
            <text:p>614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236" office:value-type="float">
            <text:p>236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1019" office:value-type="float">
            <text:p>1,019</text:p>
          </table:table-cell>
          <table:table-cell ns41:value-type="float" table:style-name="ce30" office:value="995" office:value-type="float">
            <text:p>995</text:p>
          </table:table-cell>
          <table:table-cell ns41:value-type="float" table:style-name="ce53" office:value="2014" office:value-type="float">
            <text:p>2,014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meden kagchel- en andere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52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nners, spoelders, wev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52" office:value="212" office:value-type="float">
            <text:p>2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enhouw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52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kerv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immerlieden, kis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57" office:value-type="float">
            <text:p>157</text:p>
          </table:table-cell>
          <table:table-cell table:style-name="ce30"/>
          <table:table-cell ns41:value-type="float" table:style-name="ce30" office:value="166" office:value-type="float">
            <text:p>166</text:p>
          </table:table-cell>
          <table:table-cell table:style-name="ce30"/>
          <table:table-cell ns41:value-type="float" table:style-name="ce52" office:value="166" office:value-type="float">
            <text:p>16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ouwslagers, baa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52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52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tera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64" office:value-type="float">
            <text:p>6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52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ierspinn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onder beroep</text:p>
          </table:table-cell>
          <table:table-cell table:style-name="Default"/>
          <table:table-cell ns41:value-type="float" table:style-name="ce22" office:value="960" office:value-type="float">
            <text:p>960</text:p>
          </table:table-cell>
          <table:table-cell ns41:value-type="float" table:style-name="ce30" office:value="985" office:value-type="float">
            <text:p>985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391" office:value-type="float">
            <text:p>391</text:p>
          </table:table-cell>
          <table:table-cell ns41:value-type="float" table:style-name="ce30" office:value="387" office:value-type="float">
            <text:p>387</text:p>
          </table:table-cell>
          <table:table-cell ns41:value-type="float" table:style-name="ce31" office:value="3148" office:value-type="float">
            <text:p>3,148</text:p>
          </table:table-cell>
          <table:table-cell ns41:value-type="float" table:style-name="ce31" office:value="1667" office:value-type="float">
            <text:p>1,667</text:p>
          </table:table-cell>
          <table:table-cell ns41:value-type="float" table:style-name="ce31" office:value="4575" office:value-type="float">
            <text:p>4,575</text:p>
          </table:table-cell>
          <table:table-cell ns41:value-type="float" table:style-name="ce53" office:value="6242" office:value-type="float">
            <text:p>6,242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3" office:value="1592" office:value-type="float">
            <text:p>1,592</text:p>
          </table:table-cell>
          <table:table-cell ns41:value-type="float" table:style-name="ce31" office:value="1604" office:value-type="float">
            <text:p>1,604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579" office:value-type="float">
            <text:p>579</text:p>
          </table:table-cell>
          <table:table-cell ns41:value-type="float" table:style-name="ce30" office:value="580" office:value-type="float">
            <text:p>580</text:p>
          </table:table-cell>
          <table:table-cell ns41:value-type="float" table:style-name="ce31" office:value="4010" office:value-type="float">
            <text:p>4,010</text:p>
          </table:table-cell>
          <table:table-cell ns41:value-type="float" table:style-name="ce31" office:value="4369" office:value-type="float">
            <text:p>4,369</text:p>
          </table:table-cell>
          <table:table-cell ns41:value-type="float" table:style-name="ce31" office:value="6492" office:value-type="float">
            <text:p>6,492</text:p>
          </table:table-cell>
          <table:table-cell ns41:value-type="float" table:style-name="ce31" office:value="6848" office:value-type="float">
            <text:p>6,848</text:p>
          </table:table-cell>
          <table:table-cell ns41:value-type="float" table:style-name="ce53" office:value="13340" office:value-type="float">
            <text:p>13,340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73" office:value-type="float">
            <text:p>7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52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rbeiders, dagloon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99" office:value-type="float">
            <text:p>299</text:p>
          </table:table-cell>
          <table:table-cell ns41:value-type="float" table:style-name="ce30" office:value="211" office:value-type="float">
            <text:p>211</text:p>
          </table:table-cell>
          <table:table-cell ns41:value-type="float" table:style-name="ce31" office:value="4824" office:value-type="float">
            <text:p>4,824</text:p>
          </table:table-cell>
          <table:table-cell ns41:value-type="float" table:style-name="ce31" office:value="2821" office:value-type="float">
            <text:p>2,821</text:p>
          </table:table-cell>
          <table:table-cell ns41:value-type="float" table:style-name="ce31" office:value="5135" office:value-type="float">
            <text:p>5,135</text:p>
          </table:table-cell>
          <table:table-cell ns41:value-type="float" table:style-name="ce31" office:value="3040" office:value-type="float">
            <text:p>3,040</text:p>
          </table:table-cell>
          <table:table-cell ns41:value-type="float" table:style-name="ce53" office:value="8175" office:value-type="float">
            <text:p>8,175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52" office:value="15" office:value-type="float">
            <text:p>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52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erbrouwers, biersto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lik-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47" office:value-type="float">
            <text:p>4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99" office:value-type="float">
            <text:p>29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08" office:value-type="float">
            <text:p>30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52" office:value="321" office:value-type="float">
            <text:p>3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52" office:value="69" office:value-type="float">
            <text:p>6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958" office:value-type="float">
            <text:p>958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1" office:value="1107" office:value-type="float">
            <text:p>1,107</text:p>
          </table:table-cell>
          <table:table-cell ns41:value-type="float" table:style-name="ce53" office:value="1287" office:value-type="float">
            <text:p>1,287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ren- en handwinkel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52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8" office:value-type="float">
            <text:p>10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52" office:value="115" office:value-type="float">
            <text:p>1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string" table:style-name="ce30" office:value-type="string">
            <text:p>58/1</text:p>
          </table:table-cell>
          <table:table-cell table:style-name="ce30"/>
          <table:table-cell ns41:value-type="string" table:style-name="ce30" office:value-type="string">
            <text:p>58/1</text:p>
          </table:table-cell>
          <table:table-cell table:style-name="ce30"/>
          <table:table-cell ns41:value-type="string" table:style-name="ce52" office:value-type="string">
            <text:p>58/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52" office:value="52" office:value-type="float">
            <text:p>5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52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erders en veehoed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30" office:value="231" office:value-type="float">
            <text:p>23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291" office:value-type="float">
            <text:p>29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52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uisleerlingen</text:p>
          </table:table-cell>
          <table:table-cell table:style-name="Default"/>
          <table:table-cell ns41:value-type="float" table:style-name="ce22" office:value="45" office:value-type="float">
            <text:p>45</text:p>
          </table:table-cell>
          <table:table-cell ns41:value-type="float" table:style-name="ce30" office:value="37" office:value-type="float">
            <text:p>37</text:p>
          </table:table-cell>
          <table:table-cell ns41:value-type="float" office:value="13" table:style-name="ce30" table:number-columns-repeated="2" office:value-type="float">
            <text:p>13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52" office:value="250" office:value-type="float">
            <text:p>25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52" office:value="20" office:value-type="float">
            <text:p>2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84" office:value-type="float">
            <text:p>38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93" office:value-type="float">
            <text:p>39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52" office:value="412" office:value-type="float">
            <text:p>4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5" office:value-type="float">
            <text:p>115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52" office:value="209" office:value-type="float">
            <text:p>20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52" office:value="56" office:value-type="float">
            <text:p>5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52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noo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arbeiders</text:p>
          </table:table-cell>
          <table:table-cell table:style-name="Default"/>
          <table:table-cell ns41:value-type="float" table:style-name="ce22" office:value="53" office:value-type="float">
            <text:p>53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21" office:value-type="float">
            <text:p>121</text:p>
          </table:table-cell>
          <table:table-cell ns41:value-type="string" table:style-name="ce30" office:value-type="string">
            <text:p>255/1</text:p>
          </table:table-cell>
          <table:table-cell ns41:value-type="string" table:style-name="ce30" office:value-type="string">
            <text:p>174/2</text:p>
          </table:table-cell>
          <table:table-cell ns41:value-type="float" table:style-name="ce52" office:value="429" office:value-type="float">
            <text:p>42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hulpbehoevende</text:p>
          </table:table-cell>
          <table:table-cell table:style-name="Default"/>
          <table:table-cell table:style-name="ce22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9" office:value-type="float">
            <text:p>19</text:p>
          </table:table-cell>
          <table:table-cell ns41:value-type="string" table:style-name="ce30" office:value-type="string">
            <text:p>40/3</text:p>
          </table:table-cell>
          <table:table-cell ns41:value-type="float" table:style-name="ce52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bedelaars</text:p>
          </table:table-cell>
          <table:table-cell table:style-name="Default"/>
          <table:table-cell ns41:value-type="float" table:style-name="ce22" office:value="41" office:value-type="float">
            <text:p>41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605" office:value-type="float">
            <text:p>605</text:p>
          </table:table-cell>
          <table:table-cell ns41:value-type="float" table:style-name="ce30" office:value="794" office:value-type="float">
            <text:p>794</text:p>
          </table:table-cell>
          <table:table-cell ns41:value-type="float" table:style-name="ce30" office:value="716" office:value-type="float">
            <text:p>716</text:p>
          </table:table-cell>
          <table:table-cell ns41:value-type="float" table:style-name="ce53" office:value="1510" office:value-type="float">
            <text:p>1,510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52" office:value="546" office:value-type="float">
            <text:p>54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22" office:value-type="float">
            <text:p>12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135" office:value-type="float">
            <text:p>13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52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per-, klok- en geel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stschool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52" office:value="56" office:value-type="float">
            <text:p>5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6" office:value-type="float">
            <text:p>86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52" office:value="116" office:value-type="float">
            <text:p>1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52" office:value="37" office:value-type="float">
            <text:p>3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ipers, hoep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96" office:value-type="float">
            <text:p>9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ndbouw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38" office:value-type="float">
            <text:p>538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1" office:value="8974" office:value-type="float">
            <text:p>8,974</text:p>
          </table:table-cell>
          <table:table-cell ns41:value-type="float" table:style-name="ce31" office:value="3608" office:value-type="float">
            <text:p>3,608</text:p>
          </table:table-cell>
          <table:table-cell ns41:value-type="float" table:style-name="ce31" office:value="9545" office:value-type="float">
            <text:p>9,545</text:p>
          </table:table-cell>
          <table:table-cell ns41:value-type="float" table:style-name="ce31" office:value="3892" office:value-type="float">
            <text:p>3,892</text:p>
          </table:table-cell>
          <table:table-cell ns41:value-type="float" table:style-name="ce53" office:value="13437" office:value-type="float">
            <text:p>13,437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werklie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20" table:style-name="ce30" table:number-columns-repeated="2" office:value-type="float">
            <text:p>20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52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t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52" office:value="26" office:value-type="float">
            <text:p>2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393" office:value-type="float">
            <text:p>393</text:p>
          </table:table-cell>
          <table:table-cell table:style-name="ce30"/>
          <table:table-cell ns41:value-type="float" table:style-name="ce30" office:value="408" office:value-type="float">
            <text:p>408</text:p>
          </table:table-cell>
          <table:table-cell ns41:value-type="float" table:style-name="ce52" office:value="408" office:value-type="float">
            <text:p>40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en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en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3" office:value-type="float">
            <text:p>1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68" office:value-type="float">
            <text:p>16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8" office:value-type="float">
            <text:p>12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52" office:value="148" office:value-type="float">
            <text:p>14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52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52" office:value="35" office:value-type="float">
            <text:p>3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52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52" office:value="89" office:value-type="float">
            <text:p>8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epzeilnaald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table:style-name="ce30"/>
          <table:table-cell ns41:value-type="float" table:style-name="ce52" office:value="81" office:value-type="float">
            <text:p>8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299" office:value-type="float">
            <text:p>29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322" office:value-type="float">
            <text:p>3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enmakers en lapp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375" office:value-type="float">
            <text:p>37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94" office:value-type="float">
            <text:p>39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52" office:value="403" office:value-type="float">
            <text:p>40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olleerlingen</text:p>
          </table:table-cell>
          <table:table-cell table:style-name="Default"/>
          <table:table-cell ns41:value-type="float" table:style-name="ce23" office:value="2598" office:value-type="float">
            <text:p>2,598</text:p>
          </table:table-cell>
          <table:table-cell ns41:value-type="float" table:style-name="ce31" office:value="2360" office:value-type="float">
            <text:p>2,360</text:p>
          </table:table-cell>
          <table:table-cell ns41:value-type="float" table:style-name="ce31" office:value="1049" office:value-type="float">
            <text:p>1,049</text:p>
          </table:table-cell>
          <table:table-cell ns41:value-type="float" table:style-name="ce30" office:value="889" office:value-type="float">
            <text:p>889</text:p>
          </table:table-cell>
          <table:table-cell ns41:value-type="float" table:style-name="ce30" office:value="596" office:value-type="float">
            <text:p>596</text:p>
          </table:table-cell>
          <table:table-cell ns41:value-type="float" table:style-name="ce30" office:value="501" office:value-type="float">
            <text:p>50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4275" office:value-type="float">
            <text:p>4,275</text:p>
          </table:table-cell>
          <table:table-cell ns41:value-type="float" table:style-name="ce31" office:value="3763" office:value-type="float">
            <text:p>3,763</text:p>
          </table:table-cell>
          <table:table-cell ns41:value-type="float" table:style-name="ce53" office:value="8038" office:value-type="float">
            <text:p>8,038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39" office:value-type="float">
            <text:p>3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kagchel- en andere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04" office:value-type="float">
            <text:p>20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15" office:value-type="float">
            <text:p>21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nners, spoelders, we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45" office:value-type="float">
            <text:p>445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52" office:value="774" office:value-type="float">
            <text:p>77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enhouw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25" office:value-type="float">
            <text:p>2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kerv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614" office:value-type="float">
            <text:p>6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2" office:value-type="float">
            <text:p>63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633" office:value-type="float">
            <text:p>63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ouwslagers, baa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52" office:value="137" office:value-type="float">
            <text:p>13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tera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52" office:value="86" office:value-type="float">
            <text:p>8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52" office:value="85" office:value-type="float">
            <text:p>8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44" office:value-type="float">
            <text:p>4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Wierspinn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onder beroep</text:p>
          </table:table-cell>
          <table:table-cell table:style-name="Default"/>
          <table:table-cell ns41:value-type="float" table:style-name="ce23" office:value="5282" office:value-type="float">
            <text:p>5,282</text:p>
          </table:table-cell>
          <table:table-cell ns41:value-type="float" table:style-name="ce31" office:value="5114" office:value-type="float">
            <text:p>5,114</text:p>
          </table:table-cell>
          <table:table-cell ns41:value-type="float" table:style-name="ce30" office:value="521" office:value-type="float">
            <text:p>521</text:p>
          </table:table-cell>
          <table:table-cell ns41:value-type="float" table:style-name="ce30" office:value="558" office:value-type="float">
            <text:p>558</text:p>
          </table:table-cell>
          <table:table-cell ns41:value-type="float" table:style-name="ce31" office:value="1318" office:value-type="float">
            <text:p>1,318</text:p>
          </table:table-cell>
          <table:table-cell ns41:value-type="float" table:style-name="ce31" office:value="1652" office:value-type="float">
            <text:p>1,652</text:p>
          </table:table-cell>
          <table:table-cell ns41:value-type="float" table:style-name="ce31" office:value="2102" office:value-type="float">
            <text:p>2,102</text:p>
          </table:table-cell>
          <table:table-cell ns41:value-type="float" table:style-name="ce31" office:value="12258" office:value-type="float">
            <text:p>12,258</text:p>
          </table:table-cell>
          <table:table-cell ns41:value-type="string" table:style-name="ce30" office:value-type="string">
            <text:p>9.224/1</text:p>
          </table:table-cell>
          <table:table-cell ns41:value-type="float" table:style-name="ce31" office:value="19582" office:value-type="float">
            <text:p>19,582</text:p>
          </table:table-cell>
          <table:table-cell ns41:value-type="float" table:style-name="ce53" office:value="28806" office:value-type="float">
            <text:p>28,806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23" office:value="8030" office:value-type="float">
            <text:p>8,030</text:p>
          </table:table-cell>
          <table:table-cell ns41:value-type="float" table:style-name="ce31" office:value="7581" office:value-type="float">
            <text:p>7,581</text:p>
          </table:table-cell>
          <table:table-cell ns41:value-type="float" table:style-name="ce31" office:value="1670" office:value-type="float">
            <text:p>1,670</text:p>
          </table:table-cell>
          <table:table-cell ns41:value-type="float" table:style-name="ce31" office:value="1511" office:value-type="float">
            <text:p>1,511</text:p>
          </table:table-cell>
          <table:table-cell ns41:value-type="float" table:style-name="ce31" office:value="3152" office:value-type="float">
            <text:p>3,152</text:p>
          </table:table-cell>
          <table:table-cell ns41:value-type="float" table:style-name="ce31" office:value="2965" office:value-type="float">
            <text:p>2,965</text:p>
          </table:table-cell>
          <table:table-cell ns41:value-type="float" table:style-name="ce31" office:value="22910" office:value-type="float">
            <text:p>22,910</text:p>
          </table:table-cell>
          <table:table-cell ns41:value-type="float" table:style-name="ce31" office:value="21574" office:value-type="float">
            <text:p>21,574</text:p>
          </table:table-cell>
          <table:table-cell ns41:value-type="float" table:style-name="ce31" office:value="35764" office:value-type="float">
            <text:p>35,764</text:p>
          </table:table-cell>
          <table:table-cell ns41:value-type="float" table:style-name="ce31" office:value="33634" office:value-type="float">
            <text:p>33,634</text:p>
          </table:table-cell>
          <table:table-cell ns41:value-type="float" table:style-name="ce53" office:value="69398" office:value-type="float">
            <text:p>69,398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52" office:value="18" office:value-type="float">
            <text:p>1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2" office:value-type="float">
            <text:p>1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23" office:value-type="float">
            <text:p>1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52" office:value="63" office:value-type="float">
            <text:p>6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31" office:value-type="float">
            <text:p>3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Arbeiders, dagloon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1" office:value="5408" office:value-type="float">
            <text:p>5,408</text:p>
          </table:table-cell>
          <table:table-cell ns41:value-type="float" table:style-name="ce31" office:value="3050" office:value-type="float">
            <text:p>3,050</text:p>
          </table:table-cell>
          <table:table-cell ns41:value-type="float" table:style-name="ce31" office:value="5736" office:value-type="float">
            <text:p>5,736</text:p>
          </table:table-cell>
          <table:table-cell ns41:value-type="float" table:style-name="ce31" office:value="3275" office:value-type="float">
            <text:p>3,275</text:p>
          </table:table-cell>
          <table:table-cell ns41:value-type="float" table:style-name="ce53" office:value="9011" office:value-type="float">
            <text:p>9,011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60" office:value-type="float">
            <text:p>6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erbrouwers, biersto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52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lik-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63" office:value-type="float">
            <text:p>6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52" office:value="13" office:value-type="float">
            <text:p>1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52" office:value="24" office:value-type="float">
            <text:p>2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400" office:value-type="float">
            <text:p>400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52" office:value="434" office:value-type="float">
            <text:p>43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52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0" office:value="210" office:value-type="float">
            <text:p>210</text:p>
          </table:table-cell>
          <table:table-cell ns41:value-type="float" table:style-name="ce31" office:value="1466" office:value-type="float">
            <text:p>1,466</text:p>
          </table:table-cell>
          <table:table-cell ns41:value-type="float" table:style-name="ce30" office:value="242" office:value-type="float">
            <text:p>242</text:p>
          </table:table-cell>
          <table:table-cell ns41:value-type="float" table:style-name="ce31" office:value="1649" office:value-type="float">
            <text:p>1,649</text:p>
          </table:table-cell>
          <table:table-cell ns41:value-type="float" table:style-name="ce53" office:value="1891" office:value-type="float">
            <text:p>1,891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52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as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4" office:value-type="float">
            <text:p>5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52" office:value="67" office:value-type="float">
            <text:p>6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1" office:value-type="float">
            <text:p>13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52" office:value="141" office:value-type="float">
            <text:p>14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string" table:style-name="ce30" office:value-type="string">
            <text:p>65/1</text:p>
          </table:table-cell>
          <table:table-cell table:style-name="ce30"/>
          <table:table-cell ns41:value-type="string" table:style-name="ce30" office:value-type="string">
            <text:p>65/1</text:p>
          </table:table-cell>
          <table:table-cell table:style-name="ce30"/>
          <table:table-cell ns41:value-type="string" table:style-name="ce52" office:value-type="string">
            <text:p>65/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92" office:value-type="float">
            <text:p>9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erders en veehoed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242" office:value-type="float">
            <text:p>24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03" office:value-type="float">
            <text:p>30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307" office:value-type="float">
            <text:p>30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52" office:value="47" office:value-type="float">
            <text:p>4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Huisleerlingen</text:p>
          </table:table-cell>
          <table:table-cell table:style-name="Default"/>
          <table:table-cell ns41:value-type="float" table:style-name="ce22" office:value="50" office:value-type="float">
            <text:p>50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52" office:value="268" office:value-type="float">
            <text:p>26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52" office:value="12" office:value-type="float">
            <text:p>1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52" office:value="28" office:value-type="float">
            <text:p>2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52" office:value="49" office:value-type="float">
            <text:p>4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52" office:value="43" office:value-type="float">
            <text:p>4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84" office:value-type="float">
            <text:p>48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503" office:value-type="float">
            <text:p>50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52" office:value="524" office:value-type="float">
            <text:p>52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7" office:value-type="float">
            <text:p>157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52" office:value="298" office:value-type="float">
            <text:p>29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88" office:value-type="float">
            <text:p>88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52" office:value="92" office:value-type="float">
            <text:p>9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52" office:value="62" office:value-type="float">
            <text:p>6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noo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arbeiders</text:p>
          </table:table-cell>
          <table:table-cell table:style-name="Default"/>
          <table:table-cell ns41:value-type="float" table:style-name="ce22" office:value="53" office:value-type="float">
            <text:p>53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121" office:value-type="float">
            <text:p>121</text:p>
          </table:table-cell>
          <table:table-cell ns41:value-type="string" table:style-name="ce30" office:value-type="string">
            <text:p>255/1</text:p>
          </table:table-cell>
          <table:table-cell ns41:value-type="string" table:style-name="ce30" office:value-type="string">
            <text:p>174/2</text:p>
          </table:table-cell>
          <table:table-cell ns41:value-type="float" table:style-name="ce52" office:value="429" office:value-type="float">
            <text:p>42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hulpbehoevende</text:p>
          </table:table-cell>
          <table:table-cell table:style-name="Default"/>
          <table:table-cell table:style-name="ce22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9" office:value-type="float">
            <text:p>19</text:p>
          </table:table-cell>
          <table:table-cell ns41:value-type="string" table:style-name="ce30" office:value-type="string">
            <text:p>40/3</text:p>
          </table:table-cell>
          <table:table-cell ns41:value-type="float" table:style-name="ce52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lonisten bedelaars</text:p>
          </table:table-cell>
          <table:table-cell table:style-name="Default"/>
          <table:table-cell ns41:value-type="float" table:style-name="ce22" office:value="41" office:value-type="float">
            <text:p>41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605" office:value-type="float">
            <text:p>605</text:p>
          </table:table-cell>
          <table:table-cell ns41:value-type="float" table:style-name="ce30" office:value="794" office:value-type="float">
            <text:p>794</text:p>
          </table:table-cell>
          <table:table-cell ns41:value-type="float" table:style-name="ce30" office:value="716" office:value-type="float">
            <text:p>716</text:p>
          </table:table-cell>
          <table:table-cell ns41:value-type="float" table:style-name="ce53" office:value="1510" office:value-type="float">
            <text:p>1,510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98" office:value-type="float">
            <text:p>598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622" office:value-type="float">
            <text:p>622</text:p>
          </table:table-cell>
          <table:table-cell ns41:value-type="float" table:style-name="ce30" office:value="168" office:value-type="float">
            <text:p>168</text:p>
          </table:table-cell>
          <table:table-cell ns41:value-type="float" table:style-name="ce52" office:value="790" office:value-type="float">
            <text:p>79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42" office:value-type="float">
            <text:p>14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52" office:value="157" office:value-type="float">
            <text:p>15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52" office:value="40" office:value-type="float">
            <text:p>4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per-, klok- en geel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ostschool- 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6" office:value-type="float">
            <text:p>10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52" office:value="143" office:value-type="float">
            <text:p>14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52" office:value="36" office:value-type="float">
            <text:p>3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24" office:value-type="float">
            <text:p>224</text:p>
          </table:table-cell>
          <table:table-cell table:style-name="ce30"/>
          <table:table-cell ns41:value-type="float" table:style-name="ce30" office:value="228" office:value-type="float">
            <text:p>228</text:p>
          </table:table-cell>
          <table:table-cell table:style-name="ce30"/>
          <table:table-cell ns41:value-type="float" table:style-name="ce52" office:value="228" office:value-type="float">
            <text:p>22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ipers, hoep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32" office:value-type="float">
            <text:p>13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eekenaars, teekenmeesters, daguerrcotypeurs, decor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andbouwers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45" office:value-type="float">
            <text:p>545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1" office:value="9342" office:value-type="float">
            <text:p>9,342</text:p>
          </table:table-cell>
          <table:table-cell ns41:value-type="float" table:style-name="ce31" office:value="3701" office:value-type="float">
            <text:p>3,701</text:p>
          </table:table-cell>
          <table:table-cell ns41:value-type="float" table:style-name="ce31" office:value="9921" office:value-type="float">
            <text:p>9,921</text:p>
          </table:table-cell>
          <table:table-cell ns41:value-type="float" table:style-name="ce31" office:value="3988" office:value-type="float">
            <text:p>3,988</text:p>
          </table:table-cell>
          <table:table-cell ns41:value-type="float" table:style-name="ce53" office:value="13909" office:value-type="float">
            <text:p>13,909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52" office:value="9" office:value-type="float">
            <text:p>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52" office:value="14" office:value-type="float">
            <text:p>1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42" office:value-type="float">
            <text:p>4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52" office:value="21" office:value-type="float">
            <text:p>2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nufakturen/* werklie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office:value="20" table:style-name="ce30" table:number-columns-repeated="2" office:value-type="float">
            <text:p>20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52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at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eters (kolen-, koorn-, hooi-, hout-, scheeps- enz.), wijnsto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52" office:value="59" office:value-type="float">
            <text:p>5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566" office:value-type="float">
            <text:p>566</text:p>
          </table:table-cell>
          <table:table-cell table:style-name="ce30"/>
          <table:table-cell ns41:value-type="float" table:style-name="ce30" office:value="590" office:value-type="float">
            <text:p>590</text:p>
          </table:table-cell>
          <table:table-cell ns41:value-type="float" table:style-name="ce52" office:value="590" office:value-type="float">
            <text:p>59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90" office:value-type="float">
            <text:p>19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52" office:value="207" office:value-type="float">
            <text:p>20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52" office:value="5" office:value-type="float">
            <text:p>5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9" office:value-type="float">
            <text:p>159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52" office:value="186" office:value-type="float">
            <text:p>18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nnen-, potten-, pijpen-, steen- en tegel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 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52" office:value="57" office:value-type="float">
            <text:p>5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52" office:value="23" office:value-type="float">
            <text:p>2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52" office:value="43" office:value-type="float">
            <text:p>4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52" office:value="60" office:value-type="float">
            <text:p>6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52" office:value="8" office:value-type="float">
            <text:p>8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52" office:value="10" office:value-type="float">
            <text:p>1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table:style-name="ce30"/>
          <table:table-cell ns41:value-type="float" table:style-name="ce30" office:value="127" office:value-type="float">
            <text:p>127</text:p>
          </table:table-cell>
          <table:table-cell table:style-name="ce30"/>
          <table:table-cell ns41:value-type="float" table:style-name="ce52" office:value="127" office:value-type="float">
            <text:p>1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epzeilnaald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epl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55" office:value-type="float">
            <text:p>155</text:p>
          </table:table-cell>
          <table:table-cell table:style-name="ce30"/>
          <table:table-cell ns41:value-type="float" table:style-name="ce30" office:value="161" office:value-type="float">
            <text:p>161</text:p>
          </table:table-cell>
          <table:table-cell table:style-name="ce30"/>
          <table:table-cell ns41:value-type="float" table:style-name="ce52" office:value="161" office:value-type="float">
            <text:p>16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508" office:value-type="float">
            <text:p>50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32" office:value-type="float">
            <text:p>53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52" office:value="541" office:value-type="float">
            <text:p>54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enmakers en lapp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35" office:value-type="float">
            <text:p>3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91" office:value-type="float">
            <text:p>49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28" office:value-type="float">
            <text:p>52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52" office:value="540" office:value-type="float">
            <text:p>54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choolleerlingen</text:p>
          </table:table-cell>
          <table:table-cell table:style-name="Default"/>
          <table:table-cell ns41:value-type="float" table:style-name="ce23" office:value="3223" office:value-type="float">
            <text:p>3,223</text:p>
          </table:table-cell>
          <table:table-cell ns41:value-type="float" table:style-name="ce31" office:value="2974" office:value-type="float">
            <text:p>2,974</text:p>
          </table:table-cell>
          <table:table-cell ns41:value-type="float" table:style-name="ce31" office:value="1296" office:value-type="float">
            <text:p>1,296</text:p>
          </table:table-cell>
          <table:table-cell ns41:value-type="float" table:style-name="ce31" office:value="1125" office:value-type="float">
            <text:p>1,125</text:p>
          </table:table-cell>
          <table:table-cell ns41:value-type="float" table:style-name="ce30" office:value="731" office:value-type="float">
            <text:p>731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1" office:value="5294" office:value-type="float">
            <text:p>5,294</text:p>
          </table:table-cell>
          <table:table-cell ns41:value-type="float" table:style-name="ce31" office:value="4758" office:value-type="float">
            <text:p>4,758</text:p>
          </table:table-cell>
          <table:table-cell ns41:value-type="float" table:style-name="ce53" office:value="10052" office:value-type="float">
            <text:p>10,052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52" office:value="51" office:value-type="float">
            <text:p>5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meden kagchel- en andere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238" office:value-type="float">
            <text:p>23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54" office:value-type="float">
            <text:p>25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nners, spoelders, we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605" office:value-type="float">
            <text:p>605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669" office:value-type="float">
            <text:p>669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52" office:value="986" office:value-type="float">
            <text:p>98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enhouw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27" office:value-type="float">
            <text:p>2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41" office:value-type="float">
            <text:p>4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52" office:value="4" office:value-type="float">
            <text:p>4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52" office:value="2" office:value-type="float">
            <text:p>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- kerv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52" office:value="22" office:value-type="float">
            <text:p>2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- plan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bak- en sigaren-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771" office:value-type="float">
            <text:p>77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98" office:value-type="float">
            <text:p>79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799" office:value-type="float">
            <text:p>79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29" office:value-type="float">
            <text:p>2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ouwslagers, baa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52" office:value="31" office:value-type="float">
            <text:p>3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Turf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52" office:value="33" office:value-type="float">
            <text:p>3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52" office:value="152" office:value-type="float">
            <text:p>152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etera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table:style-name="ce30"/>
          <table:table-cell ns41:value-type="float" table:style-name="ce52" office:value="86" office:value-type="float">
            <text:p>8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52" office:value="16" office:value-type="float">
            <text:p>1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6" office:value-type="float">
            <text:p>14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8" office:value-type="float">
            <text:p>1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149" office:value-type="float">
            <text:p>149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oerlieden, koetsiers, loopers, postknechten en sl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70" office:value-type="float">
            <text:p>70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Vogelverkoopers, koolbo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52" office:value="3" office:value-type="float">
            <text:p>3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Wierspinn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52" office:value="7" office:value-type="float">
            <text:p>7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52" office:value="11" office:value-type="float">
            <text:p>1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52" office:value="1" office:value-type="float">
            <text:p>1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5">
          <table:table-cell ns41:value-type="string" table:style-name="ce9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52" office:value="6" office:value-type="float">
            <text:p>6</text:p>
          </table:table-cell>
          <table:table-cell table:number-columns-repeated="1011"/>
        </table:table-row>
        <table:table-row table:style-name="ro5">
          <table:table-cell ns41:value-type="string" table:style-name="ce9" office:value-type="string">
            <text:p>Zonder beroep</text:p>
          </table:table-cell>
          <table:table-cell table:style-name="Default"/>
          <table:table-cell ns41:value-type="float" table:style-name="ce23" office:value="6242" office:value-type="float">
            <text:p>6,242</text:p>
          </table:table-cell>
          <table:table-cell ns41:value-type="float" table:style-name="ce31" office:value="6099" office:value-type="float">
            <text:p>6,099</text:p>
          </table:table-cell>
          <table:table-cell ns41:value-type="float" table:style-name="ce30" office:value="578" office:value-type="float">
            <text:p>578</text:p>
          </table:table-cell>
          <table:table-cell ns41:value-type="float" table:style-name="ce30" office:value="609" office:value-type="float">
            <text:p>609</text:p>
          </table:table-cell>
          <table:table-cell ns41:value-type="float" table:style-name="ce31" office:value="1581" office:value-type="float">
            <text:p>1,581</text:p>
          </table:table-cell>
          <table:table-cell ns41:value-type="float" table:style-name="ce31" office:value="2043" office:value-type="float">
            <text:p>2,043</text:p>
          </table:table-cell>
          <table:table-cell ns41:value-type="float" table:style-name="ce31" office:value="2489" office:value-type="float">
            <text:p>2,489</text:p>
          </table:table-cell>
          <table:table-cell ns41:value-type="float" table:style-name="ce31" office:value="15406" office:value-type="float">
            <text:p>15,406</text:p>
          </table:table-cell>
          <table:table-cell ns41:value-type="string" table:style-name="ce30" office:value-type="string">
            <text:p>10.891/1</text:p>
          </table:table-cell>
          <table:table-cell ns41:value-type="float" table:style-name="ce31" office:value="24157" office:value-type="float">
            <text:p>24,157</text:p>
          </table:table-cell>
          <table:table-cell ns41:value-type="float" table:style-name="ce53" office:value="35048" office:value-type="float">
            <text:p>35,048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5">
          <table:table-cell ns41:value-type="string" table:style-name="ce9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52"/>
          <table:table-cell table:number-columns-repeated="1011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Default"/>
          <table:table-cell ns41:value-type="float" table:style-name="ce24" office:value="9622" office:value-type="float">
            <text:p>9,622</text:p>
          </table:table-cell>
          <table:table-cell ns41:value-type="float" table:style-name="ce32" office:value="9185" office:value-type="float">
            <text:p>9,185</text:p>
          </table:table-cell>
          <table:table-cell ns41:value-type="float" table:style-name="ce32" office:value="1981" office:value-type="float">
            <text:p>1,981</text:p>
          </table:table-cell>
          <table:table-cell ns41:value-type="float" table:style-name="ce32" office:value="1806" office:value-type="float">
            <text:p>1,806</text:p>
          </table:table-cell>
          <table:table-cell ns41:value-type="float" table:style-name="ce32" office:value="3731" office:value-type="float">
            <text:p>3,731</text:p>
          </table:table-cell>
          <table:table-cell ns41:value-type="float" table:style-name="ce32" office:value="3545" office:value-type="float">
            <text:p>3,545</text:p>
          </table:table-cell>
          <table:table-cell ns41:value-type="float" table:style-name="ce32" office:value="26920" office:value-type="float">
            <text:p>26,920</text:p>
          </table:table-cell>
          <table:table-cell ns41:value-type="float" table:style-name="ce32" office:value="25943" office:value-type="float">
            <text:p>25,943</text:p>
          </table:table-cell>
          <table:table-cell ns41:value-type="float" table:style-name="ce32" office:value="42256" office:value-type="float">
            <text:p>42,256</text:p>
          </table:table-cell>
          <table:table-cell ns41:value-type="float" table:style-name="ce32" office:value="40482" office:value-type="float">
            <text:p>40,482</text:p>
          </table:table-cell>
          <table:table-cell ns41:value-type="float" table:style-name="ce54" office:value="82738" office:value-type="float">
            <text:p>82,738</text:p>
          </table:table-cell>
          <table:table-cell table:style-name="Default"/>
          <table:table-cell table:style-name="ce65" table:number-columns-repeated="5"/>
          <table:table-cell table:style-name="ce7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11" office:value-type="string">
            <text:p>1. De kneehts en leerlingen zijn onder de beroepen begrepen.</text:p>
          </table:table-cell>
          <table:table-cell table:style-name="ce16" table:number-columns-repeated="11"/>
          <table:table-cell table:style-name="ce55"/>
          <table:table-cell table:number-columns-repeated="1011"/>
        </table:table-row>
        <table:table-row table:style-name="ro5" table:number-rows-repeated="10476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8" table:default-cell-style-name="ce7"/>
        <table:table-column table:style-name="co9" table:default-cell-style-name="ce7"/>
        <table:table-column table:style-name="co4" table:default-cell-style-name="Default" table:number-columns-repeated="1020"/>
        <table:table-row table:style-name="ro5" table:number-rows-repeated="3">
          <table:table-cell table:number-columns-repeated="1024"/>
        </table:table-row>
        <table:table-row table:style-name="ro5">
          <table:table-cell ns41:value-type="string" table:style-name="ce73" office:value-type="string">
            <text:p>Editregel</text:p>
          </table:table-cell>
          <table:table-cell ns41:value-type="string" table:style-name="ce73" office:value-type="string">
            <text:p>Deel telling</text:p>
          </table:table-cell>
          <table:table-cell ns41:value-type="string" table:style-name="ce73" office:value-type="string">
            <text:p>Rolnummer</text:p>
          </table:table-cell>
          <table:table-cell ns41:value-type="string" table:style-name="ce73" office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74" table:number-columns-repeated="5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ns41:value-type="float" table:style-name="ce75" office:value="6591" office:value-type="float">
            <text:p>65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1" office:value-type="float">
            <text:p>3802040028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2" office:value-type="float">
            <text:p>65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2" office:value-type="float">
            <text:p>3802040028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3" office:value-type="float">
            <text:p>65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3" office:value-type="float">
            <text:p>3802040028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4" office:value-type="float">
            <text:p>65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4" office:value-type="float">
            <text:p>3802040028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5" office:value-type="float">
            <text:p>65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5" office:value-type="float">
            <text:p>3802040028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6" office:value-type="float">
            <text:p>65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6" office:value-type="float">
            <text:p>3802040028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7" office:value-type="float">
            <text:p>65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7" office:value-type="float">
            <text:p>3802040028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8" office:value-type="float">
            <text:p>65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8" office:value-type="float">
            <text:p>3802040028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599" office:value-type="float">
            <text:p>65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09" office:value-type="float">
            <text:p>3802040028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0" office:value-type="float">
            <text:p>66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0" office:value-type="float">
            <text:p>3802040028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1" office:value-type="float">
            <text:p>66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1" office:value-type="float">
            <text:p>3802040028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2" office:value-type="float">
            <text:p>66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2" office:value-type="float">
            <text:p>3802040028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3" office:value-type="float">
            <text:p>66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3" office:value-type="float">
            <text:p>3802040028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4" office:value-type="float">
            <text:p>66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4" office:value-type="float">
            <text:p>3802040028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5" office:value-type="float">
            <text:p>66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5" office:value-type="float">
            <text:p>3802040028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6" office:value-type="float">
            <text:p>66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6" office:value-type="float">
            <text:p>3802040028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7" office:value-type="float">
            <text:p>66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7" office:value-type="float">
            <text:p>3802040028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8" office:value-type="float">
            <text:p>66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8" office:value-type="float">
            <text:p>3802040028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09" office:value-type="float">
            <text:p>66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19" office:value-type="float">
            <text:p>3802040028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0" office:value-type="float">
            <text:p>66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0" office:value-type="float">
            <text:p>3802040028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1" office:value-type="float">
            <text:p>66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1" office:value-type="float">
            <text:p>3802040028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2" office:value-type="float">
            <text:p>66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2" office:value-type="float">
            <text:p>3802040028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3" office:value-type="float">
            <text:p>66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3" office:value-type="float">
            <text:p>3802040028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4" office:value-type="float">
            <text:p>66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4" office:value-type="float">
            <text:p>3802040028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5" office:value-type="float">
            <text:p>66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5" office:value-type="float">
            <text:p>3802040028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6" office:value-type="float">
            <text:p>66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6" office:value-type="float">
            <text:p>3802040028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7" office:value-type="float">
            <text:p>66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7" office:value-type="float">
            <text:p>3802040028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8" office:value-type="float">
            <text:p>66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8" office:value-type="float">
            <text:p>3802040028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19" office:value-type="float">
            <text:p>66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29" office:value-type="float">
            <text:p>3802040028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0" office:value-type="float">
            <text:p>66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0" office:value-type="float">
            <text:p>3802040028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1" office:value-type="float">
            <text:p>66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1" office:value-type="float">
            <text:p>3802040028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2" office:value-type="float">
            <text:p>66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2" office:value-type="float">
            <text:p>3802040028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3" office:value-type="float">
            <text:p>66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3" office:value-type="float">
            <text:p>3802040028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4" office:value-type="float">
            <text:p>66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4" office:value-type="float">
            <text:p>3802040028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5" office:value-type="float">
            <text:p>66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5" office:value-type="float">
            <text:p>3802040028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6" office:value-type="float">
            <text:p>66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6" office:value-type="float">
            <text:p>3802040028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7" office:value-type="float">
            <text:p>66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7" office:value-type="float">
            <text:p>3802040028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8" office:value-type="float">
            <text:p>66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8" office:value-type="float">
            <text:p>3802040028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29" office:value-type="float">
            <text:p>66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39" office:value-type="float">
            <text:p>3802040028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0" office:value-type="float">
            <text:p>66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0" office:value-type="float">
            <text:p>3802040028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1" office:value-type="float">
            <text:p>66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1" office:value-type="float">
            <text:p>3802040028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2" office:value-type="float">
            <text:p>66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2" office:value-type="float">
            <text:p>3802040028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3" office:value-type="float">
            <text:p>66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3" office:value-type="float">
            <text:p>3802040028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4" office:value-type="float">
            <text:p>66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4" office:value-type="float">
            <text:p>3802040028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5" office:value-type="float">
            <text:p>66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5" office:value-type="float">
            <text:p>3802040028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6" office:value-type="float">
            <text:p>66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6" office:value-type="float">
            <text:p>3802040028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7" office:value-type="float">
            <text:p>66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7" office:value-type="float">
            <text:p>3802040028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8" office:value-type="float">
            <text:p>66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8" office:value-type="float">
            <text:p>3802040028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39" office:value-type="float">
            <text:p>66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49" office:value-type="float">
            <text:p>3802040028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0" office:value-type="float">
            <text:p>66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50" office:value-type="float">
            <text:p>3802040028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1" office:value-type="float">
            <text:p>66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51" office:value-type="float">
            <text:p>3802040028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2" office:value-type="float">
            <text:p>66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52" office:value-type="float">
            <text:p>3802040028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3" office:value-type="float">
            <text:p>66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801053" office:value-type="float">
            <text:p>3802040028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4" office:value-type="float">
            <text:p>66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1" office:value-type="float">
            <text:p>3802040029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5" office:value-type="float">
            <text:p>66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2" office:value-type="float">
            <text:p>3802040029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6" office:value-type="float">
            <text:p>66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3" office:value-type="float">
            <text:p>3802040029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7" office:value-type="float">
            <text:p>66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4" office:value-type="float">
            <text:p>3802040029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8" office:value-type="float">
            <text:p>66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5" office:value-type="float">
            <text:p>3802040029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49" office:value-type="float">
            <text:p>66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6" office:value-type="float">
            <text:p>3802040029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0" office:value-type="float">
            <text:p>66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7" office:value-type="float">
            <text:p>3802040029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1" office:value-type="float">
            <text:p>66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8" office:value-type="float">
            <text:p>3802040029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2" office:value-type="float">
            <text:p>66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09" office:value-type="float">
            <text:p>3802040029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3" office:value-type="float">
            <text:p>66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0" office:value-type="float">
            <text:p>3802040029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4" office:value-type="float">
            <text:p>66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1" office:value-type="float">
            <text:p>3802040029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5" office:value-type="float">
            <text:p>66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2" office:value-type="float">
            <text:p>3802040029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6" office:value-type="float">
            <text:p>66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3" office:value-type="float">
            <text:p>3802040029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7" office:value-type="float">
            <text:p>66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4" office:value-type="float">
            <text:p>3802040029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8" office:value-type="float">
            <text:p>66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5" office:value-type="float">
            <text:p>3802040029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59" office:value-type="float">
            <text:p>66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6" office:value-type="float">
            <text:p>3802040029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0" office:value-type="float">
            <text:p>66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7" office:value-type="float">
            <text:p>3802040029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1" office:value-type="float">
            <text:p>66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8" office:value-type="float">
            <text:p>3802040029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2" office:value-type="float">
            <text:p>66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19" office:value-type="float">
            <text:p>3802040029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3" office:value-type="float">
            <text:p>66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0" office:value-type="float">
            <text:p>3802040029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4" office:value-type="float">
            <text:p>66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1" office:value-type="float">
            <text:p>3802040029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5" office:value-type="float">
            <text:p>66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2" office:value-type="float">
            <text:p>3802040029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6" office:value-type="float">
            <text:p>66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3" office:value-type="float">
            <text:p>3802040029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7" office:value-type="float">
            <text:p>66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4" office:value-type="float">
            <text:p>3802040029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8" office:value-type="float">
            <text:p>66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5" office:value-type="float">
            <text:p>3802040029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69" office:value-type="float">
            <text:p>66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6" office:value-type="float">
            <text:p>3802040029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0" office:value-type="float">
            <text:p>66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7" office:value-type="float">
            <text:p>3802040029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1" office:value-type="float">
            <text:p>66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8" office:value-type="float">
            <text:p>3802040029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2" office:value-type="float">
            <text:p>66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29" office:value-type="float">
            <text:p>3802040029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3" office:value-type="float">
            <text:p>66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0" office:value-type="float">
            <text:p>3802040029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4" office:value-type="float">
            <text:p>66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1" office:value-type="float">
            <text:p>3802040029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5" office:value-type="float">
            <text:p>66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2" office:value-type="float">
            <text:p>3802040029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6" office:value-type="float">
            <text:p>66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3" office:value-type="float">
            <text:p>3802040029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7" office:value-type="float">
            <text:p>66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4" office:value-type="float">
            <text:p>3802040029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8" office:value-type="float">
            <text:p>66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5" office:value-type="float">
            <text:p>3802040029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79" office:value-type="float">
            <text:p>66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6" office:value-type="float">
            <text:p>3802040029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0" office:value-type="float">
            <text:p>66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7" office:value-type="float">
            <text:p>3802040029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1" office:value-type="float">
            <text:p>66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8" office:value-type="float">
            <text:p>3802040029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2" office:value-type="float">
            <text:p>66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39" office:value-type="float">
            <text:p>3802040029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3" office:value-type="float">
            <text:p>66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0" office:value-type="float">
            <text:p>3802040029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4" office:value-type="float">
            <text:p>66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1" office:value-type="float">
            <text:p>3802040029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5" office:value-type="float">
            <text:p>66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2" office:value-type="float">
            <text:p>3802040029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6" office:value-type="float">
            <text:p>66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3" office:value-type="float">
            <text:p>3802040029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7" office:value-type="float">
            <text:p>66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4" office:value-type="float">
            <text:p>3802040029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8" office:value-type="float">
            <text:p>66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5" office:value-type="float">
            <text:p>3802040029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89" office:value-type="float">
            <text:p>66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6" office:value-type="float">
            <text:p>3802040029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0" office:value-type="float">
            <text:p>66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7" office:value-type="float">
            <text:p>3802040029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1" office:value-type="float">
            <text:p>66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8" office:value-type="float">
            <text:p>3802040029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2" office:value-type="float">
            <text:p>66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49" office:value-type="float">
            <text:p>3802040029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3" office:value-type="float">
            <text:p>66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50" office:value-type="float">
            <text:p>3802040029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4" office:value-type="float">
            <text:p>66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4002901051" office:value-type="float">
            <text:p>3802040029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5" office:value-type="float">
            <text:p>66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1" office:value-type="float">
            <text:p>3802050030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6" office:value-type="float">
            <text:p>66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2" office:value-type="float">
            <text:p>3802050030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7" office:value-type="float">
            <text:p>66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3" office:value-type="float">
            <text:p>3802050030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8" office:value-type="float">
            <text:p>66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4" office:value-type="float">
            <text:p>3802050030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699" office:value-type="float">
            <text:p>66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5" office:value-type="float">
            <text:p>3802050030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0" office:value-type="float">
            <text:p>67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6" office:value-type="float">
            <text:p>3802050030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1" office:value-type="float">
            <text:p>67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7" office:value-type="float">
            <text:p>3802050030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2" office:value-type="float">
            <text:p>67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8" office:value-type="float">
            <text:p>3802050030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3" office:value-type="float">
            <text:p>67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09" office:value-type="float">
            <text:p>3802050030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4" office:value-type="float">
            <text:p>67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0" office:value-type="float">
            <text:p>3802050030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5" office:value-type="float">
            <text:p>67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1" office:value-type="float">
            <text:p>3802050030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6" office:value-type="float">
            <text:p>67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2" office:value-type="float">
            <text:p>3802050030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7" office:value-type="float">
            <text:p>67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3" office:value-type="float">
            <text:p>3802050030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8" office:value-type="float">
            <text:p>67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4" office:value-type="float">
            <text:p>3802050030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09" office:value-type="float">
            <text:p>67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5" office:value-type="float">
            <text:p>3802050030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0" office:value-type="float">
            <text:p>67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6" office:value-type="float">
            <text:p>3802050030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1" office:value-type="float">
            <text:p>67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7" office:value-type="float">
            <text:p>3802050030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2" office:value-type="float">
            <text:p>67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8" office:value-type="float">
            <text:p>3802050030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3" office:value-type="float">
            <text:p>67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19" office:value-type="float">
            <text:p>3802050030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4" office:value-type="float">
            <text:p>67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0" office:value-type="float">
            <text:p>3802050030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5" office:value-type="float">
            <text:p>67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1" office:value-type="float">
            <text:p>3802050030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6" office:value-type="float">
            <text:p>67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2" office:value-type="float">
            <text:p>3802050030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7" office:value-type="float">
            <text:p>67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3" office:value-type="float">
            <text:p>3802050030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8" office:value-type="float">
            <text:p>67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4" office:value-type="float">
            <text:p>3802050030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19" office:value-type="float">
            <text:p>67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5" office:value-type="float">
            <text:p>3802050030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0" office:value-type="float">
            <text:p>67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6" office:value-type="float">
            <text:p>3802050030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1" office:value-type="float">
            <text:p>67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7" office:value-type="float">
            <text:p>3802050030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2" office:value-type="float">
            <text:p>67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8" office:value-type="float">
            <text:p>3802050030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3" office:value-type="float">
            <text:p>67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29" office:value-type="float">
            <text:p>3802050030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4" office:value-type="float">
            <text:p>67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0" office:value-type="float">
            <text:p>3802050030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5" office:value-type="float">
            <text:p>67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1" office:value-type="float">
            <text:p>3802050030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6" office:value-type="float">
            <text:p>67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2" office:value-type="float">
            <text:p>3802050030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7" office:value-type="float">
            <text:p>67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3" office:value-type="float">
            <text:p>3802050030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8" office:value-type="float">
            <text:p>67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4" office:value-type="float">
            <text:p>3802050030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29" office:value-type="float">
            <text:p>67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5" office:value-type="float">
            <text:p>3802050030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0" office:value-type="float">
            <text:p>67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6" office:value-type="float">
            <text:p>3802050030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1" office:value-type="float">
            <text:p>67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7" office:value-type="float">
            <text:p>3802050030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2" office:value-type="float">
            <text:p>67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8" office:value-type="float">
            <text:p>3802050030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3" office:value-type="float">
            <text:p>67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39" office:value-type="float">
            <text:p>3802050030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4" office:value-type="float">
            <text:p>67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0" office:value-type="float">
            <text:p>3802050030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5" office:value-type="float">
            <text:p>67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1" office:value-type="float">
            <text:p>3802050030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6" office:value-type="float">
            <text:p>67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2" office:value-type="float">
            <text:p>3802050030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7" office:value-type="float">
            <text:p>67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3" office:value-type="float">
            <text:p>3802050030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8" office:value-type="float">
            <text:p>67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4" office:value-type="float">
            <text:p>3802050030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39" office:value-type="float">
            <text:p>67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5" office:value-type="float">
            <text:p>3802050030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0" office:value-type="float">
            <text:p>67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6" office:value-type="float">
            <text:p>3802050030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1" office:value-type="float">
            <text:p>67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7" office:value-type="float">
            <text:p>3802050030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2" office:value-type="float">
            <text:p>67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8" office:value-type="float">
            <text:p>3802050030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3" office:value-type="float">
            <text:p>67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49" office:value-type="float">
            <text:p>3802050030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4" office:value-type="float">
            <text:p>67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50" office:value-type="float">
            <text:p>3802050030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5" office:value-type="float">
            <text:p>67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51" office:value-type="float">
            <text:p>3802050030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6" office:value-type="float">
            <text:p>67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52" office:value-type="float">
            <text:p>3802050030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7" office:value-type="float">
            <text:p>67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001053" office:value-type="float">
            <text:p>3802050030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8" office:value-type="float">
            <text:p>67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1" office:value-type="float">
            <text:p>380205003101001</text:p>
          </table:table-cell>
          <table:table-cell ns41:value-type="string" table:style-name="TL Metadata" office:value-type="string">
            <text:p>380205003101001* <text:s/>Hieronder begrepen de fabrijkanten van katoen, hennip, vlas, wol en zijde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49" office:value-type="float">
            <text:p>67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2" office:value-type="float">
            <text:p>3802050031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0" office:value-type="float">
            <text:p>67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3" office:value-type="float">
            <text:p>3802050031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1" office:value-type="float">
            <text:p>67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4" office:value-type="float">
            <text:p>3802050031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2" office:value-type="float">
            <text:p>67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5" office:value-type="float">
            <text:p>3802050031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3" office:value-type="float">
            <text:p>67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6" office:value-type="float">
            <text:p>3802050031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4" office:value-type="float">
            <text:p>67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7" office:value-type="float">
            <text:p>3802050031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5" office:value-type="float">
            <text:p>67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8" office:value-type="float">
            <text:p>3802050031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6" office:value-type="float">
            <text:p>67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09" office:value-type="float">
            <text:p>3802050031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7" office:value-type="float">
            <text:p>67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0" office:value-type="float">
            <text:p>3802050031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8" office:value-type="float">
            <text:p>67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1" office:value-type="float">
            <text:p>3802050031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59" office:value-type="float">
            <text:p>67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2" office:value-type="float">
            <text:p>3802050031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0" office:value-type="float">
            <text:p>67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3" office:value-type="float">
            <text:p>3802050031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1" office:value-type="float">
            <text:p>67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4" office:value-type="float">
            <text:p>3802050031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2" office:value-type="float">
            <text:p>67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5" office:value-type="float">
            <text:p>3802050031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3" office:value-type="float">
            <text:p>67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6" office:value-type="float">
            <text:p>3802050031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4" office:value-type="float">
            <text:p>67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7" office:value-type="float">
            <text:p>3802050031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5" office:value-type="float">
            <text:p>67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8" office:value-type="float">
            <text:p>3802050031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6" office:value-type="float">
            <text:p>67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19" office:value-type="float">
            <text:p>3802050031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7" office:value-type="float">
            <text:p>67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0" office:value-type="float">
            <text:p>3802050031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8" office:value-type="float">
            <text:p>67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1" office:value-type="float">
            <text:p>3802050031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69" office:value-type="float">
            <text:p>67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2" office:value-type="float">
            <text:p>3802050031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0" office:value-type="float">
            <text:p>67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3" office:value-type="float">
            <text:p>3802050031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1" office:value-type="float">
            <text:p>67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4" office:value-type="float">
            <text:p>380205003101024</text:p>
          </table:table-cell>
          <table:table-cell ns41:value-type="string" table:style-name="TL Metadata" office:value-type="string">
            <text:p>3802050031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2" office:value-type="float">
            <text:p>67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5" office:value-type="float">
            <text:p>3802050031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3" office:value-type="float">
            <text:p>67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6" office:value-type="float">
            <text:p>380205003101026</text:p>
          </table:table-cell>
          <table:table-cell ns41:value-type="string" table:style-name="TL Metadata" office:value-type="string">
            <text:p>3802050031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4" office:value-type="float">
            <text:p>67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7" office:value-type="float">
            <text:p>3802050031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5" office:value-type="float">
            <text:p>67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8" office:value-type="float">
            <text:p>3802050031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6" office:value-type="float">
            <text:p>67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29" office:value-type="float">
            <text:p>3802050031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7" office:value-type="float">
            <text:p>67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0" office:value-type="float">
            <text:p>3802050031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8" office:value-type="float">
            <text:p>67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1" office:value-type="float">
            <text:p>3802050031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79" office:value-type="float">
            <text:p>67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2" office:value-type="float">
            <text:p>3802050031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0" office:value-type="float">
            <text:p>67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3" office:value-type="float">
            <text:p>3802050031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1" office:value-type="float">
            <text:p>67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4" office:value-type="float">
            <text:p>3802050031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2" office:value-type="float">
            <text:p>67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5" office:value-type="float">
            <text:p>3802050031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3" office:value-type="float">
            <text:p>67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6" office:value-type="float">
            <text:p>3802050031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4" office:value-type="float">
            <text:p>67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7" office:value-type="float">
            <text:p>3802050031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5" office:value-type="float">
            <text:p>67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8" office:value-type="float">
            <text:p>3802050031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6" office:value-type="float">
            <text:p>67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39" office:value-type="float">
            <text:p>3802050031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7" office:value-type="float">
            <text:p>67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0" office:value-type="float">
            <text:p>3802050031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8" office:value-type="float">
            <text:p>67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1" office:value-type="float">
            <text:p>3802050031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89" office:value-type="float">
            <text:p>67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2" office:value-type="float">
            <text:p>3802050031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0" office:value-type="float">
            <text:p>67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3" office:value-type="float">
            <text:p>3802050031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1" office:value-type="float">
            <text:p>67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4" office:value-type="float">
            <text:p>3802050031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2" office:value-type="float">
            <text:p>67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5" office:value-type="float">
            <text:p>3802050031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3" office:value-type="float">
            <text:p>67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6" office:value-type="float">
            <text:p>3802050031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4" office:value-type="float">
            <text:p>67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7" office:value-type="float">
            <text:p>3802050031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5" office:value-type="float">
            <text:p>67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8" office:value-type="float">
            <text:p>3802050031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6" office:value-type="float">
            <text:p>67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49" office:value-type="float">
            <text:p>3802050031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7" office:value-type="float">
            <text:p>67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5003101050" office:value-type="float">
            <text:p>3802050031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8" office:value-type="float">
            <text:p>67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1" office:value-type="float">
            <text:p>3802060032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799" office:value-type="float">
            <text:p>67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2" office:value-type="float">
            <text:p>3802060032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0" office:value-type="float">
            <text:p>68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3" office:value-type="float">
            <text:p>3802060032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1" office:value-type="float">
            <text:p>68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4" office:value-type="float">
            <text:p>3802060032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2" office:value-type="float">
            <text:p>68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5" office:value-type="float">
            <text:p>3802060032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3" office:value-type="float">
            <text:p>68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6" office:value-type="float">
            <text:p>3802060032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4" office:value-type="float">
            <text:p>68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7" office:value-type="float">
            <text:p>3802060032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5" office:value-type="float">
            <text:p>68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8" office:value-type="float">
            <text:p>3802060032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6" office:value-type="float">
            <text:p>68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09" office:value-type="float">
            <text:p>3802060032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7" office:value-type="float">
            <text:p>68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0" office:value-type="float">
            <text:p>3802060032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8" office:value-type="float">
            <text:p>68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1" office:value-type="float">
            <text:p>3802060032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09" office:value-type="float">
            <text:p>68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2" office:value-type="float">
            <text:p>3802060032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0" office:value-type="float">
            <text:p>68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3" office:value-type="float">
            <text:p>3802060032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1" office:value-type="float">
            <text:p>68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4" office:value-type="float">
            <text:p>3802060032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2" office:value-type="float">
            <text:p>68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5" office:value-type="float">
            <text:p>3802060032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3" office:value-type="float">
            <text:p>68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6" office:value-type="float">
            <text:p>3802060032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4" office:value-type="float">
            <text:p>68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7" office:value-type="float">
            <text:p>3802060032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5" office:value-type="float">
            <text:p>68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8" office:value-type="float">
            <text:p>3802060032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6" office:value-type="float">
            <text:p>68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19" office:value-type="float">
            <text:p>3802060032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7" office:value-type="float">
            <text:p>68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0" office:value-type="float">
            <text:p>3802060032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8" office:value-type="float">
            <text:p>68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1" office:value-type="float">
            <text:p>3802060032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19" office:value-type="float">
            <text:p>68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2" office:value-type="float">
            <text:p>3802060032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0" office:value-type="float">
            <text:p>68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3" office:value-type="float">
            <text:p>3802060032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1" office:value-type="float">
            <text:p>68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4" office:value-type="float">
            <text:p>3802060032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2" office:value-type="float">
            <text:p>68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5" office:value-type="float">
            <text:p>3802060032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3" office:value-type="float">
            <text:p>68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6" office:value-type="float">
            <text:p>3802060032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4" office:value-type="float">
            <text:p>68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7" office:value-type="float">
            <text:p>3802060032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5" office:value-type="float">
            <text:p>68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8" office:value-type="float">
            <text:p>3802060032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6" office:value-type="float">
            <text:p>68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29" office:value-type="float">
            <text:p>3802060032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7" office:value-type="float">
            <text:p>68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0" office:value-type="float">
            <text:p>3802060032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8" office:value-type="float">
            <text:p>68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1" office:value-type="float">
            <text:p>3802060032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29" office:value-type="float">
            <text:p>68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2" office:value-type="float">
            <text:p>3802060032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0" office:value-type="float">
            <text:p>68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3" office:value-type="float">
            <text:p>3802060032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1" office:value-type="float">
            <text:p>68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4" office:value-type="float">
            <text:p>3802060032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2" office:value-type="float">
            <text:p>68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5" office:value-type="float">
            <text:p>3802060032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3" office:value-type="float">
            <text:p>68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6" office:value-type="float">
            <text:p>3802060032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4" office:value-type="float">
            <text:p>68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7" office:value-type="float">
            <text:p>3802060032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5" office:value-type="float">
            <text:p>68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8" office:value-type="float">
            <text:p>3802060032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6" office:value-type="float">
            <text:p>68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39" office:value-type="float">
            <text:p>3802060032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7" office:value-type="float">
            <text:p>68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0" office:value-type="float">
            <text:p>3802060032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8" office:value-type="float">
            <text:p>68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1" office:value-type="float">
            <text:p>3802060032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39" office:value-type="float">
            <text:p>68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2" office:value-type="float">
            <text:p>3802060032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0" office:value-type="float">
            <text:p>68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3" office:value-type="float">
            <text:p>3802060032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1" office:value-type="float">
            <text:p>68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4" office:value-type="float">
            <text:p>3802060032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2" office:value-type="float">
            <text:p>68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5" office:value-type="float">
            <text:p>3802060032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3" office:value-type="float">
            <text:p>68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6" office:value-type="float">
            <text:p>3802060032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4" office:value-type="float">
            <text:p>68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7" office:value-type="float">
            <text:p>3802060032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5" office:value-type="float">
            <text:p>68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8" office:value-type="float">
            <text:p>3802060032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6" office:value-type="float">
            <text:p>68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49" office:value-type="float">
            <text:p>3802060032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7" office:value-type="float">
            <text:p>68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50" office:value-type="float">
            <text:p>3802060032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8" office:value-type="float">
            <text:p>68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51" office:value-type="float">
            <text:p>3802060032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49" office:value-type="float">
            <text:p>68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52" office:value-type="float">
            <text:p>3802060032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0" office:value-type="float">
            <text:p>68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201053" office:value-type="float">
            <text:p>3802060032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1" office:value-type="float">
            <text:p>68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1" office:value-type="float">
            <text:p>3802060033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2" office:value-type="float">
            <text:p>68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2" office:value-type="float">
            <text:p>3802060033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3" office:value-type="float">
            <text:p>68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3" office:value-type="float">
            <text:p>3802060033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4" office:value-type="float">
            <text:p>68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4" office:value-type="float">
            <text:p>3802060033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5" office:value-type="float">
            <text:p>68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5" office:value-type="float">
            <text:p>3802060033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6" office:value-type="float">
            <text:p>68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6" office:value-type="float">
            <text:p>3802060033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7" office:value-type="float">
            <text:p>68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7" office:value-type="float">
            <text:p>3802060033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8" office:value-type="float">
            <text:p>68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8" office:value-type="float">
            <text:p>3802060033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59" office:value-type="float">
            <text:p>68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09" office:value-type="float">
            <text:p>3802060033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0" office:value-type="float">
            <text:p>68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0" office:value-type="float">
            <text:p>3802060033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1" office:value-type="float">
            <text:p>68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1" office:value-type="float">
            <text:p>3802060033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2" office:value-type="float">
            <text:p>68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2" office:value-type="float">
            <text:p>3802060033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3" office:value-type="float">
            <text:p>68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3" office:value-type="float">
            <text:p>3802060033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4" office:value-type="float">
            <text:p>68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4" office:value-type="float">
            <text:p>3802060033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5" office:value-type="float">
            <text:p>68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5" office:value-type="float">
            <text:p>3802060033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6" office:value-type="float">
            <text:p>68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6" office:value-type="float">
            <text:p>3802060033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7" office:value-type="float">
            <text:p>68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7" office:value-type="float">
            <text:p>3802060033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8" office:value-type="float">
            <text:p>68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8" office:value-type="float">
            <text:p>3802060033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69" office:value-type="float">
            <text:p>68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19" office:value-type="float">
            <text:p>3802060033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0" office:value-type="float">
            <text:p>68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0" office:value-type="float">
            <text:p>3802060033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1" office:value-type="float">
            <text:p>68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1" office:value-type="float">
            <text:p>3802060033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2" office:value-type="float">
            <text:p>68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2" office:value-type="float">
            <text:p>3802060033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3" office:value-type="float">
            <text:p>68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3" office:value-type="float">
            <text:p>3802060033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4" office:value-type="float">
            <text:p>68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4" office:value-type="float">
            <text:p>3802060033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5" office:value-type="float">
            <text:p>68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5" office:value-type="float">
            <text:p>3802060033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6" office:value-type="float">
            <text:p>68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6" office:value-type="float">
            <text:p>3802060033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7" office:value-type="float">
            <text:p>68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7" office:value-type="float">
            <text:p>3802060033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8" office:value-type="float">
            <text:p>68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8" office:value-type="float">
            <text:p>3802060033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79" office:value-type="float">
            <text:p>68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29" office:value-type="float">
            <text:p>3802060033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0" office:value-type="float">
            <text:p>68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0" office:value-type="float">
            <text:p>3802060033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1" office:value-type="float">
            <text:p>68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1" office:value-type="float">
            <text:p>3802060033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2" office:value-type="float">
            <text:p>68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2" office:value-type="float">
            <text:p>3802060033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3" office:value-type="float">
            <text:p>68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3" office:value-type="float">
            <text:p>3802060033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4" office:value-type="float">
            <text:p>68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4" office:value-type="float">
            <text:p>3802060033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5" office:value-type="float">
            <text:p>68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5" office:value-type="float">
            <text:p>3802060033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6" office:value-type="float">
            <text:p>68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6" office:value-type="float">
            <text:p>3802060033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7" office:value-type="float">
            <text:p>68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7" office:value-type="float">
            <text:p>3802060033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8" office:value-type="float">
            <text:p>68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8" office:value-type="float">
            <text:p>3802060033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89" office:value-type="float">
            <text:p>68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39" office:value-type="float">
            <text:p>3802060033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0" office:value-type="float">
            <text:p>68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6003301040" office:value-type="float">
            <text:p>3802060033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1" office:value-type="float">
            <text:p>68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1" office:value-type="float">
            <text:p>3802070034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2" office:value-type="float">
            <text:p>68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2" office:value-type="float">
            <text:p>3802070034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3" office:value-type="float">
            <text:p>68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3" office:value-type="float">
            <text:p>3802070034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4" office:value-type="float">
            <text:p>68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4" office:value-type="float">
            <text:p>3802070034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5" office:value-type="float">
            <text:p>68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5" office:value-type="float">
            <text:p>3802070034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6" office:value-type="float">
            <text:p>68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6" office:value-type="float">
            <text:p>3802070034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7" office:value-type="float">
            <text:p>68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7" office:value-type="float">
            <text:p>3802070034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8" office:value-type="float">
            <text:p>68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8" office:value-type="float">
            <text:p>3802070034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899" office:value-type="float">
            <text:p>68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09" office:value-type="float">
            <text:p>3802070034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0" office:value-type="float">
            <text:p>69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0" office:value-type="float">
            <text:p>3802070034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1" office:value-type="float">
            <text:p>69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1" office:value-type="float">
            <text:p>3802070034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2" office:value-type="float">
            <text:p>69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2" office:value-type="float">
            <text:p>3802070034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3" office:value-type="float">
            <text:p>69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3" office:value-type="float">
            <text:p>3802070034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4" office:value-type="float">
            <text:p>69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4" office:value-type="float">
            <text:p>3802070034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5" office:value-type="float">
            <text:p>69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5" office:value-type="float">
            <text:p>3802070034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6" office:value-type="float">
            <text:p>69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6" office:value-type="float">
            <text:p>3802070034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7" office:value-type="float">
            <text:p>69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7" office:value-type="float">
            <text:p>3802070034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8" office:value-type="float">
            <text:p>69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8" office:value-type="float">
            <text:p>3802070034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09" office:value-type="float">
            <text:p>69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19" office:value-type="float">
            <text:p>3802070034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0" office:value-type="float">
            <text:p>69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0" office:value-type="float">
            <text:p>3802070034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1" office:value-type="float">
            <text:p>69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1" office:value-type="float">
            <text:p>3802070034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2" office:value-type="float">
            <text:p>69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2" office:value-type="float">
            <text:p>3802070034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3" office:value-type="float">
            <text:p>69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3" office:value-type="float">
            <text:p>3802070034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4" office:value-type="float">
            <text:p>69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4" office:value-type="float">
            <text:p>3802070034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5" office:value-type="float">
            <text:p>69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5" office:value-type="float">
            <text:p>3802070034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6" office:value-type="float">
            <text:p>69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6" office:value-type="float">
            <text:p>3802070034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7" office:value-type="float">
            <text:p>69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7" office:value-type="float">
            <text:p>3802070034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8" office:value-type="float">
            <text:p>69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8" office:value-type="float">
            <text:p>3802070034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19" office:value-type="float">
            <text:p>69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29" office:value-type="float">
            <text:p>3802070034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0" office:value-type="float">
            <text:p>69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0" office:value-type="float">
            <text:p>3802070034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1" office:value-type="float">
            <text:p>69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1" office:value-type="float">
            <text:p>3802070034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2" office:value-type="float">
            <text:p>69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2" office:value-type="float">
            <text:p>3802070034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3" office:value-type="float">
            <text:p>69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3" office:value-type="float">
            <text:p>3802070034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4" office:value-type="float">
            <text:p>69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4" office:value-type="float">
            <text:p>3802070034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5" office:value-type="float">
            <text:p>69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5" office:value-type="float">
            <text:p>3802070034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6" office:value-type="float">
            <text:p>69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6" office:value-type="float">
            <text:p>3802070034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7" office:value-type="float">
            <text:p>69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7" office:value-type="float">
            <text:p>3802070034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8" office:value-type="float">
            <text:p>69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8" office:value-type="float">
            <text:p>3802070034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29" office:value-type="float">
            <text:p>69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39" office:value-type="float">
            <text:p>3802070034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0" office:value-type="float">
            <text:p>69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0" office:value-type="float">
            <text:p>3802070034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1" office:value-type="float">
            <text:p>69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1" office:value-type="float">
            <text:p>3802070034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2" office:value-type="float">
            <text:p>69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2" office:value-type="float">
            <text:p>3802070034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3" office:value-type="float">
            <text:p>69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3" office:value-type="float">
            <text:p>3802070034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4" office:value-type="float">
            <text:p>69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4" office:value-type="float">
            <text:p>3802070034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5" office:value-type="float">
            <text:p>69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5" office:value-type="float">
            <text:p>3802070034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6" office:value-type="float">
            <text:p>69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6" office:value-type="float">
            <text:p>3802070034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7" office:value-type="float">
            <text:p>69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7" office:value-type="float">
            <text:p>3802070034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8" office:value-type="float">
            <text:p>69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8" office:value-type="float">
            <text:p>3802070034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39" office:value-type="float">
            <text:p>69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49" office:value-type="float">
            <text:p>3802070034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0" office:value-type="float">
            <text:p>69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50" office:value-type="float">
            <text:p>3802070034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1" office:value-type="float">
            <text:p>69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51" office:value-type="float">
            <text:p>3802070034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2" office:value-type="float">
            <text:p>69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52" office:value-type="float">
            <text:p>3802070034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3" office:value-type="float">
            <text:p>69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401053" office:value-type="float">
            <text:p>3802070034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4" office:value-type="float">
            <text:p>69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1" office:value-type="float">
            <text:p>3802070035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5" office:value-type="float">
            <text:p>69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2" office:value-type="float">
            <text:p>3802070035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6" office:value-type="float">
            <text:p>69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3" office:value-type="float">
            <text:p>3802070035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7" office:value-type="float">
            <text:p>69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4" office:value-type="float">
            <text:p>3802070035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8" office:value-type="float">
            <text:p>69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5" office:value-type="float">
            <text:p>3802070035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49" office:value-type="float">
            <text:p>69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6" office:value-type="float">
            <text:p>3802070035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0" office:value-type="float">
            <text:p>69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7" office:value-type="float">
            <text:p>3802070035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1" office:value-type="float">
            <text:p>69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8" office:value-type="float">
            <text:p>3802070035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2" office:value-type="float">
            <text:p>69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09" office:value-type="float">
            <text:p>380207003501009</text:p>
          </table:table-cell>
          <table:table-cell ns41:value-type="string" table:style-name="TL Metadata" office:value-type="string">
            <text:p>3802070035010091 <text:s/>Hieronder twee welke worden opgeleid tot leeraren bij de christelijke afgescheidene gemeente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3" office:value-type="float">
            <text:p>69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0" office:value-type="float">
            <text:p>3802070035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4" office:value-type="float">
            <text:p>69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1" office:value-type="float">
            <text:p>3802070035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5" office:value-type="float">
            <text:p>69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2" office:value-type="float">
            <text:p>3802070035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6" office:value-type="float">
            <text:p>69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3" office:value-type="float">
            <text:p>3802070035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7" office:value-type="float">
            <text:p>69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4" office:value-type="float">
            <text:p>3802070035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8" office:value-type="float">
            <text:p>69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5" office:value-type="float">
            <text:p>3802070035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59" office:value-type="float">
            <text:p>69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6" office:value-type="float">
            <text:p>3802070035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0" office:value-type="float">
            <text:p>69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7" office:value-type="float">
            <text:p>3802070035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1" office:value-type="float">
            <text:p>69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8" office:value-type="float">
            <text:p>3802070035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2" office:value-type="float">
            <text:p>69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19" office:value-type="float">
            <text:p>3802070035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3" office:value-type="float">
            <text:p>69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0" office:value-type="float">
            <text:p>3802070035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4" office:value-type="float">
            <text:p>69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1" office:value-type="float">
            <text:p>3802070035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5" office:value-type="float">
            <text:p>69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2" office:value-type="float">
            <text:p>3802070035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6" office:value-type="float">
            <text:p>69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3" office:value-type="float">
            <text:p>3802070035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7" office:value-type="float">
            <text:p>69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4" office:value-type="float">
            <text:p>3802070035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8" office:value-type="float">
            <text:p>69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5" office:value-type="float">
            <text:p>3802070035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69" office:value-type="float">
            <text:p>69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6" office:value-type="float">
            <text:p>3802070035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0" office:value-type="float">
            <text:p>69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7" office:value-type="float">
            <text:p>3802070035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1" office:value-type="float">
            <text:p>69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8" office:value-type="float">
            <text:p>3802070035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2" office:value-type="float">
            <text:p>69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29" office:value-type="float">
            <text:p>3802070035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3" office:value-type="float">
            <text:p>69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0" office:value-type="float">
            <text:p>3802070035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4" office:value-type="float">
            <text:p>69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1" office:value-type="float">
            <text:p>3802070035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5" office:value-type="float">
            <text:p>69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2" office:value-type="float">
            <text:p>3802070035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6" office:value-type="float">
            <text:p>69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3" office:value-type="float">
            <text:p>3802070035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7" office:value-type="float">
            <text:p>69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4" office:value-type="float">
            <text:p>3802070035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8" office:value-type="float">
            <text:p>69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5" office:value-type="float">
            <text:p>3802070035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79" office:value-type="float">
            <text:p>69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6" office:value-type="float">
            <text:p>3802070035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0" office:value-type="float">
            <text:p>69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7" office:value-type="float">
            <text:p>3802070035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1" office:value-type="float">
            <text:p>69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8" office:value-type="float">
            <text:p>3802070035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2" office:value-type="float">
            <text:p>69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39" office:value-type="float">
            <text:p>3802070035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3" office:value-type="float">
            <text:p>69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0" office:value-type="float">
            <text:p>3802070035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4" office:value-type="float">
            <text:p>69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1" office:value-type="float">
            <text:p>3802070035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5" office:value-type="float">
            <text:p>69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2" office:value-type="float">
            <text:p>3802070035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6" office:value-type="float">
            <text:p>69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3" office:value-type="float">
            <text:p>3802070035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7" office:value-type="float">
            <text:p>69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4" office:value-type="float">
            <text:p>3802070035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8" office:value-type="float">
            <text:p>69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5" office:value-type="float">
            <text:p>3802070035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89" office:value-type="float">
            <text:p>69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6" office:value-type="float">
            <text:p>3802070035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0" office:value-type="float">
            <text:p>69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7" office:value-type="float">
            <text:p>3802070035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1" office:value-type="float">
            <text:p>69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8" office:value-type="float">
            <text:p>3802070035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2" office:value-type="float">
            <text:p>69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49" office:value-type="float">
            <text:p>3802070035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3" office:value-type="float">
            <text:p>69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50" office:value-type="float">
            <text:p>3802070035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4" office:value-type="float">
            <text:p>69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7003501051" office:value-type="float">
            <text:p>3802070035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5" office:value-type="float">
            <text:p>69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1" office:value-type="float">
            <text:p>3802080036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6" office:value-type="float">
            <text:p>69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2" office:value-type="float">
            <text:p>3802080036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7" office:value-type="float">
            <text:p>69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3" office:value-type="float">
            <text:p>3802080036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8" office:value-type="float">
            <text:p>69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4" office:value-type="float">
            <text:p>3802080036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6999" office:value-type="float">
            <text:p>69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5" office:value-type="float">
            <text:p>3802080036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0" office:value-type="float">
            <text:p>70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6" office:value-type="float">
            <text:p>380208003601006</text:p>
          </table:table-cell>
          <table:table-cell ns41:value-type="string" table:style-name="TL Metadata" office:value-type="string">
            <text:p>3802080036010061 <text:s/>Hieronder een, waarvan de ouderdom onbekend is.</text:p>
          </table:table-cell>
          <table:table-cell ns41:value-type="string" table:style-name="ce7" office:value-type="string">
            <text:p>3802080036010062 <text:s/>Hieronder eene, waarvan de ouderdom onbekend is.</text:p>
          </table:table-cell>
          <table:table-cell table:number-columns-repeated="1019"/>
        </table:table-row>
        <table:table-row table:style-name="ro5">
          <table:table-cell ns41:value-type="float" table:style-name="ce75" office:value="7001" office:value-type="float">
            <text:p>70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7" office:value-type="float">
            <text:p>380208003601007</text:p>
          </table:table-cell>
          <table:table-cell ns41:value-type="string" table:style-name="TL Metadata" office:value-type="string">
            <text:p>3802080036010073 <text:s/>Hieronder twee, waarvan de ouderdom onbekend is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2" office:value-type="float">
            <text:p>70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8" office:value-type="float">
            <text:p>3802080036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3" office:value-type="float">
            <text:p>70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09" office:value-type="float">
            <text:p>3802080036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4" office:value-type="float">
            <text:p>70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0" office:value-type="float">
            <text:p>3802080036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5" office:value-type="float">
            <text:p>70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1" office:value-type="float">
            <text:p>3802080036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6" office:value-type="float">
            <text:p>70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2" office:value-type="float">
            <text:p>3802080036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7" office:value-type="float">
            <text:p>70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3" office:value-type="float">
            <text:p>3802080036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8" office:value-type="float">
            <text:p>70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4" office:value-type="float">
            <text:p>3802080036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09" office:value-type="float">
            <text:p>70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5" office:value-type="float">
            <text:p>3802080036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0" office:value-type="float">
            <text:p>70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6" office:value-type="float">
            <text:p>3802080036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1" office:value-type="float">
            <text:p>70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7" office:value-type="float">
            <text:p>3802080036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2" office:value-type="float">
            <text:p>70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8" office:value-type="float">
            <text:p>3802080036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3" office:value-type="float">
            <text:p>70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19" office:value-type="float">
            <text:p>3802080036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4" office:value-type="float">
            <text:p>70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0" office:value-type="float">
            <text:p>3802080036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5" office:value-type="float">
            <text:p>70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1" office:value-type="float">
            <text:p>3802080036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6" office:value-type="float">
            <text:p>70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2" office:value-type="float">
            <text:p>3802080036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7" office:value-type="float">
            <text:p>70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3" office:value-type="float">
            <text:p>3802080036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8" office:value-type="float">
            <text:p>70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4" office:value-type="float">
            <text:p>3802080036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19" office:value-type="float">
            <text:p>70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5" office:value-type="float">
            <text:p>3802080036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0" office:value-type="float">
            <text:p>70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6" office:value-type="float">
            <text:p>3802080036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1" office:value-type="float">
            <text:p>70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7" office:value-type="float">
            <text:p>3802080036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2" office:value-type="float">
            <text:p>70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8" office:value-type="float">
            <text:p>3802080036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3" office:value-type="float">
            <text:p>70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29" office:value-type="float">
            <text:p>3802080036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4" office:value-type="float">
            <text:p>70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0" office:value-type="float">
            <text:p>3802080036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5" office:value-type="float">
            <text:p>70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1" office:value-type="float">
            <text:p>3802080036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6" office:value-type="float">
            <text:p>70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2" office:value-type="float">
            <text:p>3802080036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7" office:value-type="float">
            <text:p>70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3" office:value-type="float">
            <text:p>3802080036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8" office:value-type="float">
            <text:p>70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4" office:value-type="float">
            <text:p>3802080036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29" office:value-type="float">
            <text:p>70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5" office:value-type="float">
            <text:p>3802080036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0" office:value-type="float">
            <text:p>70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6" office:value-type="float">
            <text:p>3802080036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1" office:value-type="float">
            <text:p>70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7" office:value-type="float">
            <text:p>3802080036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2" office:value-type="float">
            <text:p>70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8" office:value-type="float">
            <text:p>3802080036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3" office:value-type="float">
            <text:p>70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39" office:value-type="float">
            <text:p>3802080036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4" office:value-type="float">
            <text:p>70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0" office:value-type="float">
            <text:p>3802080036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5" office:value-type="float">
            <text:p>70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1" office:value-type="float">
            <text:p>3802080036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6" office:value-type="float">
            <text:p>70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2" office:value-type="float">
            <text:p>3802080036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7" office:value-type="float">
            <text:p>70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3" office:value-type="float">
            <text:p>3802080036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8" office:value-type="float">
            <text:p>70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4" office:value-type="float">
            <text:p>3802080036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39" office:value-type="float">
            <text:p>70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5" office:value-type="float">
            <text:p>3802080036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0" office:value-type="float">
            <text:p>70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6" office:value-type="float">
            <text:p>3802080036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1" office:value-type="float">
            <text:p>70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7" office:value-type="float">
            <text:p>3802080036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2" office:value-type="float">
            <text:p>70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8" office:value-type="float">
            <text:p>3802080036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3" office:value-type="float">
            <text:p>70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49" office:value-type="float">
            <text:p>3802080036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4" office:value-type="float">
            <text:p>70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50" office:value-type="float">
            <text:p>3802080036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5" office:value-type="float">
            <text:p>70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51" office:value-type="float">
            <text:p>3802080036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6" office:value-type="float">
            <text:p>70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52" office:value-type="float">
            <text:p>3802080036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7" office:value-type="float">
            <text:p>70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601053" office:value-type="float">
            <text:p>3802080036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8" office:value-type="float">
            <text:p>70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1" office:value-type="float">
            <text:p>380208003701001</text:p>
          </table:table-cell>
          <table:table-cell ns41:value-type="string" table:style-name="TL Metadata" office:value-type="string">
            <text:p>380208003701001* <text:s/>Hieronder begrepen de fabrijkanten van katoen, hennip, vlas, wol en zijde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49" office:value-type="float">
            <text:p>70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2" office:value-type="float">
            <text:p>3802080037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0" office:value-type="float">
            <text:p>70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3" office:value-type="float">
            <text:p>3802080037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1" office:value-type="float">
            <text:p>70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4" office:value-type="float">
            <text:p>3802080037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2" office:value-type="float">
            <text:p>70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5" office:value-type="float">
            <text:p>3802080037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3" office:value-type="float">
            <text:p>70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6" office:value-type="float">
            <text:p>3802080037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4" office:value-type="float">
            <text:p>70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7" office:value-type="float">
            <text:p>3802080037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5" office:value-type="float">
            <text:p>70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8" office:value-type="float">
            <text:p>3802080037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6" office:value-type="float">
            <text:p>70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09" office:value-type="float">
            <text:p>3802080037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7" office:value-type="float">
            <text:p>70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0" office:value-type="float">
            <text:p>3802080037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8" office:value-type="float">
            <text:p>70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1" office:value-type="float">
            <text:p>3802080037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59" office:value-type="float">
            <text:p>70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2" office:value-type="float">
            <text:p>3802080037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0" office:value-type="float">
            <text:p>70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3" office:value-type="float">
            <text:p>3802080037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1" office:value-type="float">
            <text:p>70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4" office:value-type="float">
            <text:p>3802080037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2" office:value-type="float">
            <text:p>70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5" office:value-type="float">
            <text:p>3802080037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3" office:value-type="float">
            <text:p>70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6" office:value-type="float">
            <text:p>3802080037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4" office:value-type="float">
            <text:p>70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7" office:value-type="float">
            <text:p>3802080037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5" office:value-type="float">
            <text:p>70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8" office:value-type="float">
            <text:p>3802080037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6" office:value-type="float">
            <text:p>70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19" office:value-type="float">
            <text:p>3802080037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7" office:value-type="float">
            <text:p>70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0" office:value-type="float">
            <text:p>3802080037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8" office:value-type="float">
            <text:p>70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1" office:value-type="float">
            <text:p>3802080037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69" office:value-type="float">
            <text:p>70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2" office:value-type="float">
            <text:p>3802080037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0" office:value-type="float">
            <text:p>70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3" office:value-type="float">
            <text:p>3802080037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1" office:value-type="float">
            <text:p>70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4" office:value-type="float">
            <text:p>380208003701024</text:p>
          </table:table-cell>
          <table:table-cell ns41:value-type="string" table:style-name="TL Metadata" office:value-type="string">
            <text:p>3802080037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2" office:value-type="float">
            <text:p>70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5" office:value-type="float">
            <text:p>3802080037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3" office:value-type="float">
            <text:p>70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6" office:value-type="float">
            <text:p>380208003701026</text:p>
          </table:table-cell>
          <table:table-cell ns41:value-type="string" table:style-name="TL Metadata" office:value-type="string">
            <text:p>3802080037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4" office:value-type="float">
            <text:p>70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7" office:value-type="float">
            <text:p>3802080037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5" office:value-type="float">
            <text:p>70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8" office:value-type="float">
            <text:p>3802080037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6" office:value-type="float">
            <text:p>70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29" office:value-type="float">
            <text:p>3802080037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7" office:value-type="float">
            <text:p>70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0" office:value-type="float">
            <text:p>3802080037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8" office:value-type="float">
            <text:p>70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1" office:value-type="float">
            <text:p>3802080037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79" office:value-type="float">
            <text:p>70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2" office:value-type="float">
            <text:p>3802080037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0" office:value-type="float">
            <text:p>70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3" office:value-type="float">
            <text:p>3802080037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1" office:value-type="float">
            <text:p>70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4" office:value-type="float">
            <text:p>3802080037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2" office:value-type="float">
            <text:p>70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5" office:value-type="float">
            <text:p>3802080037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3" office:value-type="float">
            <text:p>70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6" office:value-type="float">
            <text:p>3802080037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4" office:value-type="float">
            <text:p>70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7" office:value-type="float">
            <text:p>3802080037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5" office:value-type="float">
            <text:p>70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8" office:value-type="float">
            <text:p>3802080037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6" office:value-type="float">
            <text:p>70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39" office:value-type="float">
            <text:p>3802080037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7" office:value-type="float">
            <text:p>70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0" office:value-type="float">
            <text:p>3802080037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8" office:value-type="float">
            <text:p>70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1" office:value-type="float">
            <text:p>3802080037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89" office:value-type="float">
            <text:p>70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2" office:value-type="float">
            <text:p>3802080037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0" office:value-type="float">
            <text:p>70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3" office:value-type="float">
            <text:p>3802080037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1" office:value-type="float">
            <text:p>70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4" office:value-type="float">
            <text:p>3802080037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2" office:value-type="float">
            <text:p>70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5" office:value-type="float">
            <text:p>3802080037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3" office:value-type="float">
            <text:p>70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6" office:value-type="float">
            <text:p>3802080037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4" office:value-type="float">
            <text:p>70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7" office:value-type="float">
            <text:p>3802080037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5" office:value-type="float">
            <text:p>70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8" office:value-type="float">
            <text:p>3802080037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6" office:value-type="float">
            <text:p>70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49" office:value-type="float">
            <text:p>3802080037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7" office:value-type="float">
            <text:p>70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8003701050" office:value-type="float">
            <text:p>3802080037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8" office:value-type="float">
            <text:p>70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1" office:value-type="float">
            <text:p>3802090038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099" office:value-type="float">
            <text:p>70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2" office:value-type="float">
            <text:p>3802090038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0" office:value-type="float">
            <text:p>71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3" office:value-type="float">
            <text:p>3802090038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1" office:value-type="float">
            <text:p>71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4" office:value-type="float">
            <text:p>3802090038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2" office:value-type="float">
            <text:p>71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5" office:value-type="float">
            <text:p>3802090038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3" office:value-type="float">
            <text:p>71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6" office:value-type="float">
            <text:p>3802090038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4" office:value-type="float">
            <text:p>71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7" office:value-type="float">
            <text:p>3802090038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5" office:value-type="float">
            <text:p>71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8" office:value-type="float">
            <text:p>3802090038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6" office:value-type="float">
            <text:p>71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09" office:value-type="float">
            <text:p>3802090038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7" office:value-type="float">
            <text:p>71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0" office:value-type="float">
            <text:p>3802090038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8" office:value-type="float">
            <text:p>71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1" office:value-type="float">
            <text:p>3802090038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09" office:value-type="float">
            <text:p>71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2" office:value-type="float">
            <text:p>3802090038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0" office:value-type="float">
            <text:p>71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3" office:value-type="float">
            <text:p>3802090038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1" office:value-type="float">
            <text:p>71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4" office:value-type="float">
            <text:p>3802090038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2" office:value-type="float">
            <text:p>71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5" office:value-type="float">
            <text:p>3802090038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3" office:value-type="float">
            <text:p>71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6" office:value-type="float">
            <text:p>3802090038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4" office:value-type="float">
            <text:p>71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7" office:value-type="float">
            <text:p>3802090038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5" office:value-type="float">
            <text:p>71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8" office:value-type="float">
            <text:p>3802090038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6" office:value-type="float">
            <text:p>71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19" office:value-type="float">
            <text:p>3802090038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7" office:value-type="float">
            <text:p>71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0" office:value-type="float">
            <text:p>3802090038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8" office:value-type="float">
            <text:p>71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1" office:value-type="float">
            <text:p>3802090038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19" office:value-type="float">
            <text:p>71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2" office:value-type="float">
            <text:p>3802090038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0" office:value-type="float">
            <text:p>71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3" office:value-type="float">
            <text:p>3802090038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1" office:value-type="float">
            <text:p>71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4" office:value-type="float">
            <text:p>3802090038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2" office:value-type="float">
            <text:p>71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5" office:value-type="float">
            <text:p>3802090038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3" office:value-type="float">
            <text:p>71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6" office:value-type="float">
            <text:p>3802090038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4" office:value-type="float">
            <text:p>71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7" office:value-type="float">
            <text:p>3802090038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5" office:value-type="float">
            <text:p>71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8" office:value-type="float">
            <text:p>3802090038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6" office:value-type="float">
            <text:p>71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29" office:value-type="float">
            <text:p>3802090038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7" office:value-type="float">
            <text:p>71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0" office:value-type="float">
            <text:p>3802090038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8" office:value-type="float">
            <text:p>71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1" office:value-type="float">
            <text:p>3802090038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29" office:value-type="float">
            <text:p>71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2" office:value-type="float">
            <text:p>3802090038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0" office:value-type="float">
            <text:p>71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3" office:value-type="float">
            <text:p>3802090038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1" office:value-type="float">
            <text:p>71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4" office:value-type="float">
            <text:p>3802090038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2" office:value-type="float">
            <text:p>71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5" office:value-type="float">
            <text:p>3802090038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3" office:value-type="float">
            <text:p>71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6" office:value-type="float">
            <text:p>3802090038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4" office:value-type="float">
            <text:p>71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7" office:value-type="float">
            <text:p>3802090038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5" office:value-type="float">
            <text:p>71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8" office:value-type="float">
            <text:p>3802090038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6" office:value-type="float">
            <text:p>71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39" office:value-type="float">
            <text:p>3802090038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7" office:value-type="float">
            <text:p>71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0" office:value-type="float">
            <text:p>3802090038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8" office:value-type="float">
            <text:p>71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1" office:value-type="float">
            <text:p>3802090038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39" office:value-type="float">
            <text:p>71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2" office:value-type="float">
            <text:p>3802090038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0" office:value-type="float">
            <text:p>71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3" office:value-type="float">
            <text:p>3802090038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1" office:value-type="float">
            <text:p>71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4" office:value-type="float">
            <text:p>3802090038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2" office:value-type="float">
            <text:p>71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5" office:value-type="float">
            <text:p>3802090038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3" office:value-type="float">
            <text:p>71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6" office:value-type="float">
            <text:p>3802090038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4" office:value-type="float">
            <text:p>71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7" office:value-type="float">
            <text:p>3802090038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5" office:value-type="float">
            <text:p>71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8" office:value-type="float">
            <text:p>3802090038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6" office:value-type="float">
            <text:p>71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49" office:value-type="float">
            <text:p>3802090038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7" office:value-type="float">
            <text:p>71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50" office:value-type="float">
            <text:p>3802090038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8" office:value-type="float">
            <text:p>71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51" office:value-type="float">
            <text:p>3802090038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49" office:value-type="float">
            <text:p>71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52" office:value-type="float">
            <text:p>3802090038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0" office:value-type="float">
            <text:p>71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801053" office:value-type="float">
            <text:p>3802090038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1" office:value-type="float">
            <text:p>71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1" office:value-type="float">
            <text:p>3802090039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2" office:value-type="float">
            <text:p>71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2" office:value-type="float">
            <text:p>3802090039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3" office:value-type="float">
            <text:p>71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3" office:value-type="float">
            <text:p>3802090039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4" office:value-type="float">
            <text:p>71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4" office:value-type="float">
            <text:p>3802090039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5" office:value-type="float">
            <text:p>71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5" office:value-type="float">
            <text:p>3802090039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6" office:value-type="float">
            <text:p>71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6" office:value-type="float">
            <text:p>3802090039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7" office:value-type="float">
            <text:p>71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7" office:value-type="float">
            <text:p>3802090039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8" office:value-type="float">
            <text:p>71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8" office:value-type="float">
            <text:p>3802090039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59" office:value-type="float">
            <text:p>71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09" office:value-type="float">
            <text:p>3802090039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0" office:value-type="float">
            <text:p>71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0" office:value-type="float">
            <text:p>3802090039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1" office:value-type="float">
            <text:p>71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1" office:value-type="float">
            <text:p>3802090039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2" office:value-type="float">
            <text:p>71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2" office:value-type="float">
            <text:p>3802090039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3" office:value-type="float">
            <text:p>71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3" office:value-type="float">
            <text:p>3802090039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4" office:value-type="float">
            <text:p>71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4" office:value-type="float">
            <text:p>3802090039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5" office:value-type="float">
            <text:p>71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5" office:value-type="float">
            <text:p>3802090039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6" office:value-type="float">
            <text:p>71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6" office:value-type="float">
            <text:p>3802090039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7" office:value-type="float">
            <text:p>71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7" office:value-type="float">
            <text:p>3802090039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8" office:value-type="float">
            <text:p>71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8" office:value-type="float">
            <text:p>3802090039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69" office:value-type="float">
            <text:p>71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19" office:value-type="float">
            <text:p>3802090039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0" office:value-type="float">
            <text:p>71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0" office:value-type="float">
            <text:p>3802090039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1" office:value-type="float">
            <text:p>71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1" office:value-type="float">
            <text:p>3802090039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2" office:value-type="float">
            <text:p>71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2" office:value-type="float">
            <text:p>3802090039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3" office:value-type="float">
            <text:p>71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3" office:value-type="float">
            <text:p>3802090039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4" office:value-type="float">
            <text:p>71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4" office:value-type="float">
            <text:p>3802090039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5" office:value-type="float">
            <text:p>71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5" office:value-type="float">
            <text:p>3802090039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6" office:value-type="float">
            <text:p>71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6" office:value-type="float">
            <text:p>3802090039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7" office:value-type="float">
            <text:p>71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7" office:value-type="float">
            <text:p>3802090039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8" office:value-type="float">
            <text:p>71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8" office:value-type="float">
            <text:p>3802090039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79" office:value-type="float">
            <text:p>71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29" office:value-type="float">
            <text:p>3802090039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0" office:value-type="float">
            <text:p>71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0" office:value-type="float">
            <text:p>3802090039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1" office:value-type="float">
            <text:p>71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1" office:value-type="float">
            <text:p>3802090039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2" office:value-type="float">
            <text:p>71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2" office:value-type="float">
            <text:p>3802090039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3" office:value-type="float">
            <text:p>71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3" office:value-type="float">
            <text:p>3802090039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4" office:value-type="float">
            <text:p>71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4" office:value-type="float">
            <text:p>3802090039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5" office:value-type="float">
            <text:p>71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5" office:value-type="float">
            <text:p>3802090039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6" office:value-type="float">
            <text:p>71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6" office:value-type="float">
            <text:p>3802090039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7" office:value-type="float">
            <text:p>71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7" office:value-type="float">
            <text:p>3802090039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8" office:value-type="float">
            <text:p>71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8" office:value-type="float">
            <text:p>380209003901038</text:p>
          </table:table-cell>
          <table:table-cell ns41:value-type="string" table:style-name="TL Metadata" office:value-type="string">
            <text:p>3802090039010381 <text:s/>Hieronder een, waarvan de ouderdom onbekend is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89" office:value-type="float">
            <text:p>71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39" office:value-type="float">
            <text:p>3802090039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0" office:value-type="float">
            <text:p>71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09003901040" office:value-type="float">
            <text:p>3802090039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1" office:value-type="float">
            <text:p>71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1" office:value-type="float">
            <text:p>3802100040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2" office:value-type="float">
            <text:p>71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2" office:value-type="float">
            <text:p>3802100040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3" office:value-type="float">
            <text:p>71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3" office:value-type="float">
            <text:p>3802100040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4" office:value-type="float">
            <text:p>71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4" office:value-type="float">
            <text:p>3802100040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5" office:value-type="float">
            <text:p>71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5" office:value-type="float">
            <text:p>3802100040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6" office:value-type="float">
            <text:p>71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6" office:value-type="float">
            <text:p>3802100040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7" office:value-type="float">
            <text:p>71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7" office:value-type="float">
            <text:p>3802100040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8" office:value-type="float">
            <text:p>71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8" office:value-type="float">
            <text:p>3802100040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199" office:value-type="float">
            <text:p>71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09" office:value-type="float">
            <text:p>3802100040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0" office:value-type="float">
            <text:p>72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0" office:value-type="float">
            <text:p>3802100040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1" office:value-type="float">
            <text:p>72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1" office:value-type="float">
            <text:p>3802100040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2" office:value-type="float">
            <text:p>72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2" office:value-type="float">
            <text:p>3802100040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3" office:value-type="float">
            <text:p>72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3" office:value-type="float">
            <text:p>3802100040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4" office:value-type="float">
            <text:p>72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4" office:value-type="float">
            <text:p>3802100040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5" office:value-type="float">
            <text:p>72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5" office:value-type="float">
            <text:p>3802100040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6" office:value-type="float">
            <text:p>72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6" office:value-type="float">
            <text:p>3802100040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7" office:value-type="float">
            <text:p>72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7" office:value-type="float">
            <text:p>3802100040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8" office:value-type="float">
            <text:p>72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8" office:value-type="float">
            <text:p>3802100040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09" office:value-type="float">
            <text:p>72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19" office:value-type="float">
            <text:p>3802100040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0" office:value-type="float">
            <text:p>72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0" office:value-type="float">
            <text:p>3802100040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1" office:value-type="float">
            <text:p>72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1" office:value-type="float">
            <text:p>3802100040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2" office:value-type="float">
            <text:p>72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2" office:value-type="float">
            <text:p>3802100040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3" office:value-type="float">
            <text:p>72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3" office:value-type="float">
            <text:p>3802100040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4" office:value-type="float">
            <text:p>72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4" office:value-type="float">
            <text:p>3802100040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5" office:value-type="float">
            <text:p>72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5" office:value-type="float">
            <text:p>3802100040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6" office:value-type="float">
            <text:p>72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6" office:value-type="float">
            <text:p>3802100040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7" office:value-type="float">
            <text:p>72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7" office:value-type="float">
            <text:p>3802100040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8" office:value-type="float">
            <text:p>72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8" office:value-type="float">
            <text:p>3802100040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19" office:value-type="float">
            <text:p>72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29" office:value-type="float">
            <text:p>3802100040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0" office:value-type="float">
            <text:p>72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0" office:value-type="float">
            <text:p>3802100040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1" office:value-type="float">
            <text:p>72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1" office:value-type="float">
            <text:p>3802100040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2" office:value-type="float">
            <text:p>72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2" office:value-type="float">
            <text:p>3802100040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3" office:value-type="float">
            <text:p>72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3" office:value-type="float">
            <text:p>3802100040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4" office:value-type="float">
            <text:p>72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4" office:value-type="float">
            <text:p>3802100040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5" office:value-type="float">
            <text:p>72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5" office:value-type="float">
            <text:p>3802100040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6" office:value-type="float">
            <text:p>72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6" office:value-type="float">
            <text:p>3802100040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7" office:value-type="float">
            <text:p>72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7" office:value-type="float">
            <text:p>3802100040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8" office:value-type="float">
            <text:p>72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8" office:value-type="float">
            <text:p>3802100040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29" office:value-type="float">
            <text:p>72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39" office:value-type="float">
            <text:p>3802100040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0" office:value-type="float">
            <text:p>72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0" office:value-type="float">
            <text:p>3802100040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1" office:value-type="float">
            <text:p>72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1" office:value-type="float">
            <text:p>3802100040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2" office:value-type="float">
            <text:p>72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2" office:value-type="float">
            <text:p>3802100040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3" office:value-type="float">
            <text:p>72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3" office:value-type="float">
            <text:p>3802100040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4" office:value-type="float">
            <text:p>72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4" office:value-type="float">
            <text:p>3802100040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5" office:value-type="float">
            <text:p>72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5" office:value-type="float">
            <text:p>3802100040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6" office:value-type="float">
            <text:p>72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6" office:value-type="float">
            <text:p>3802100040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7" office:value-type="float">
            <text:p>72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7" office:value-type="float">
            <text:p>3802100040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8" office:value-type="float">
            <text:p>72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8" office:value-type="float">
            <text:p>3802100040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39" office:value-type="float">
            <text:p>72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49" office:value-type="float">
            <text:p>3802100040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0" office:value-type="float">
            <text:p>72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50" office:value-type="float">
            <text:p>3802100040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1" office:value-type="float">
            <text:p>72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51" office:value-type="float">
            <text:p>3802100040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2" office:value-type="float">
            <text:p>72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52" office:value-type="float">
            <text:p>3802100040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3" office:value-type="float">
            <text:p>72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001053" office:value-type="float">
            <text:p>3802100040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4" office:value-type="float">
            <text:p>72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1" office:value-type="float">
            <text:p>3802100041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5" office:value-type="float">
            <text:p>72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2" office:value-type="float">
            <text:p>3802100041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6" office:value-type="float">
            <text:p>72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3" office:value-type="float">
            <text:p>3802100041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7" office:value-type="float">
            <text:p>72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4" office:value-type="float">
            <text:p>3802100041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8" office:value-type="float">
            <text:p>72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5" office:value-type="float">
            <text:p>3802100041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49" office:value-type="float">
            <text:p>72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6" office:value-type="float">
            <text:p>3802100041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0" office:value-type="float">
            <text:p>72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7" office:value-type="float">
            <text:p>3802100041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1" office:value-type="float">
            <text:p>72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8" office:value-type="float">
            <text:p>3802100041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2" office:value-type="float">
            <text:p>72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09" office:value-type="float">
            <text:p>380210004101009</text:p>
          </table:table-cell>
          <table:table-cell ns41:value-type="string" table:style-name="TL Metadata" office:value-type="string">
            <text:p>3802100041010091 <text:s/>Hieronder twee, welke worden opgeleid tot leeraren bij de christelijke afgescheidene gemeente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3" office:value-type="float">
            <text:p>72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0" office:value-type="float">
            <text:p>3802100041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4" office:value-type="float">
            <text:p>72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1" office:value-type="float">
            <text:p>3802100041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5" office:value-type="float">
            <text:p>72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2" office:value-type="float">
            <text:p>3802100041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6" office:value-type="float">
            <text:p>72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3" office:value-type="float">
            <text:p>3802100041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7" office:value-type="float">
            <text:p>72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4" office:value-type="float">
            <text:p>3802100041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8" office:value-type="float">
            <text:p>72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5" office:value-type="float">
            <text:p>3802100041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59" office:value-type="float">
            <text:p>72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6" office:value-type="float">
            <text:p>3802100041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0" office:value-type="float">
            <text:p>72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7" office:value-type="float">
            <text:p>3802100041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1" office:value-type="float">
            <text:p>72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8" office:value-type="float">
            <text:p>3802100041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2" office:value-type="float">
            <text:p>72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19" office:value-type="float">
            <text:p>3802100041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3" office:value-type="float">
            <text:p>72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0" office:value-type="float">
            <text:p>3802100041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4" office:value-type="float">
            <text:p>72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1" office:value-type="float">
            <text:p>3802100041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5" office:value-type="float">
            <text:p>72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2" office:value-type="float">
            <text:p>3802100041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6" office:value-type="float">
            <text:p>72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3" office:value-type="float">
            <text:p>3802100041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7" office:value-type="float">
            <text:p>72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4" office:value-type="float">
            <text:p>3802100041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8" office:value-type="float">
            <text:p>72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5" office:value-type="float">
            <text:p>3802100041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69" office:value-type="float">
            <text:p>72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6" office:value-type="float">
            <text:p>3802100041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0" office:value-type="float">
            <text:p>72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7" office:value-type="float">
            <text:p>3802100041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1" office:value-type="float">
            <text:p>72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8" office:value-type="float">
            <text:p>3802100041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2" office:value-type="float">
            <text:p>72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29" office:value-type="float">
            <text:p>3802100041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3" office:value-type="float">
            <text:p>72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0" office:value-type="float">
            <text:p>3802100041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4" office:value-type="float">
            <text:p>72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1" office:value-type="float">
            <text:p>3802100041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5" office:value-type="float">
            <text:p>72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2" office:value-type="float">
            <text:p>3802100041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6" office:value-type="float">
            <text:p>72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3" office:value-type="float">
            <text:p>3802100041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7" office:value-type="float">
            <text:p>72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4" office:value-type="float">
            <text:p>3802100041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8" office:value-type="float">
            <text:p>72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5" office:value-type="float">
            <text:p>3802100041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79" office:value-type="float">
            <text:p>72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6" office:value-type="float">
            <text:p>3802100041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0" office:value-type="float">
            <text:p>72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7" office:value-type="float">
            <text:p>3802100041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1" office:value-type="float">
            <text:p>72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8" office:value-type="float">
            <text:p>3802100041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2" office:value-type="float">
            <text:p>72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39" office:value-type="float">
            <text:p>3802100041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3" office:value-type="float">
            <text:p>72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0" office:value-type="float">
            <text:p>3802100041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4" office:value-type="float">
            <text:p>72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1" office:value-type="float">
            <text:p>3802100041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5" office:value-type="float">
            <text:p>72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2" office:value-type="float">
            <text:p>3802100041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6" office:value-type="float">
            <text:p>72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3" office:value-type="float">
            <text:p>3802100041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7" office:value-type="float">
            <text:p>72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4" office:value-type="float">
            <text:p>3802100041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8" office:value-type="float">
            <text:p>72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5" office:value-type="float">
            <text:p>3802100041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89" office:value-type="float">
            <text:p>72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6" office:value-type="float">
            <text:p>3802100041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0" office:value-type="float">
            <text:p>72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7" office:value-type="float">
            <text:p>3802100041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1" office:value-type="float">
            <text:p>72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8" office:value-type="float">
            <text:p>3802100041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2" office:value-type="float">
            <text:p>72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49" office:value-type="float">
            <text:p>3802100041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3" office:value-type="float">
            <text:p>72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50" office:value-type="float">
            <text:p>3802100041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4" office:value-type="float">
            <text:p>72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0004101051" office:value-type="float">
            <text:p>3802100041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5" office:value-type="float">
            <text:p>72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1" office:value-type="float">
            <text:p>3802110042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6" office:value-type="float">
            <text:p>72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2" office:value-type="float">
            <text:p>3802110042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7" office:value-type="float">
            <text:p>72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3" office:value-type="float">
            <text:p>3802110042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8" office:value-type="float">
            <text:p>72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4" office:value-type="float">
            <text:p>3802110042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299" office:value-type="float">
            <text:p>72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5" office:value-type="float">
            <text:p>3802110042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0" office:value-type="float">
            <text:p>73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6" office:value-type="float">
            <text:p>380211004201006</text:p>
          </table:table-cell>
          <table:table-cell ns41:value-type="string" table:style-name="TL Metadata" office:value-type="string">
            <text:p>3802110042010061 <text:s/>Hieronder een, waarvan de ouderdom onbekend is.</text:p>
          </table:table-cell>
          <table:table-cell ns41:value-type="string" table:style-name="ce7" office:value-type="string">
            <text:p>3802110042010062 <text:s/>Hieronder eene, waarvan de ouderdom onbekend is.</text:p>
          </table:table-cell>
          <table:table-cell table:number-columns-repeated="1019"/>
        </table:table-row>
        <table:table-row table:style-name="ro5">
          <table:table-cell ns41:value-type="float" table:style-name="ce75" office:value="7301" office:value-type="float">
            <text:p>73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7" office:value-type="float">
            <text:p>380211004201007</text:p>
          </table:table-cell>
          <table:table-cell ns41:value-type="string" table:style-name="TL Metadata" office:value-type="string">
            <text:p>3802110042010073 <text:s/>Hieronder twee, waarvan de ouderdom onbekend is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2" office:value-type="float">
            <text:p>73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8" office:value-type="float">
            <text:p>3802110042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3" office:value-type="float">
            <text:p>73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09" office:value-type="float">
            <text:p>3802110042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4" office:value-type="float">
            <text:p>73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0" office:value-type="float">
            <text:p>3802110042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5" office:value-type="float">
            <text:p>73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1" office:value-type="float">
            <text:p>3802110042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6" office:value-type="float">
            <text:p>73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2" office:value-type="float">
            <text:p>3802110042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7" office:value-type="float">
            <text:p>73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3" office:value-type="float">
            <text:p>3802110042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8" office:value-type="float">
            <text:p>73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4" office:value-type="float">
            <text:p>3802110042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09" office:value-type="float">
            <text:p>73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5" office:value-type="float">
            <text:p>3802110042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0" office:value-type="float">
            <text:p>73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6" office:value-type="float">
            <text:p>3802110042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1" office:value-type="float">
            <text:p>73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7" office:value-type="float">
            <text:p>3802110042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2" office:value-type="float">
            <text:p>73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8" office:value-type="float">
            <text:p>3802110042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3" office:value-type="float">
            <text:p>73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19" office:value-type="float">
            <text:p>3802110042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4" office:value-type="float">
            <text:p>73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0" office:value-type="float">
            <text:p>3802110042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5" office:value-type="float">
            <text:p>73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1" office:value-type="float">
            <text:p>3802110042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6" office:value-type="float">
            <text:p>73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2" office:value-type="float">
            <text:p>3802110042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7" office:value-type="float">
            <text:p>73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3" office:value-type="float">
            <text:p>3802110042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8" office:value-type="float">
            <text:p>73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4" office:value-type="float">
            <text:p>3802110042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19" office:value-type="float">
            <text:p>73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5" office:value-type="float">
            <text:p>3802110042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0" office:value-type="float">
            <text:p>73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6" office:value-type="float">
            <text:p>3802110042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1" office:value-type="float">
            <text:p>73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7" office:value-type="float">
            <text:p>3802110042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2" office:value-type="float">
            <text:p>73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8" office:value-type="float">
            <text:p>3802110042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3" office:value-type="float">
            <text:p>73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29" office:value-type="float">
            <text:p>3802110042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4" office:value-type="float">
            <text:p>73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0" office:value-type="float">
            <text:p>3802110042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5" office:value-type="float">
            <text:p>73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1" office:value-type="float">
            <text:p>3802110042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6" office:value-type="float">
            <text:p>73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2" office:value-type="float">
            <text:p>3802110042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7" office:value-type="float">
            <text:p>73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3" office:value-type="float">
            <text:p>3802110042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8" office:value-type="float">
            <text:p>73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4" office:value-type="float">
            <text:p>3802110042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29" office:value-type="float">
            <text:p>73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5" office:value-type="float">
            <text:p>3802110042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0" office:value-type="float">
            <text:p>73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6" office:value-type="float">
            <text:p>3802110042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1" office:value-type="float">
            <text:p>73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7" office:value-type="float">
            <text:p>3802110042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2" office:value-type="float">
            <text:p>73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8" office:value-type="float">
            <text:p>3802110042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3" office:value-type="float">
            <text:p>73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39" office:value-type="float">
            <text:p>3802110042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4" office:value-type="float">
            <text:p>73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0" office:value-type="float">
            <text:p>3802110042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5" office:value-type="float">
            <text:p>73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1" office:value-type="float">
            <text:p>3802110042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6" office:value-type="float">
            <text:p>73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2" office:value-type="float">
            <text:p>3802110042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7" office:value-type="float">
            <text:p>73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3" office:value-type="float">
            <text:p>3802110042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8" office:value-type="float">
            <text:p>73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4" office:value-type="float">
            <text:p>3802110042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39" office:value-type="float">
            <text:p>73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5" office:value-type="float">
            <text:p>3802110042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0" office:value-type="float">
            <text:p>73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6" office:value-type="float">
            <text:p>3802110042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1" office:value-type="float">
            <text:p>73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7" office:value-type="float">
            <text:p>3802110042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2" office:value-type="float">
            <text:p>73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8" office:value-type="float">
            <text:p>3802110042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3" office:value-type="float">
            <text:p>73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49" office:value-type="float">
            <text:p>3802110042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4" office:value-type="float">
            <text:p>73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50" office:value-type="float">
            <text:p>3802110042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5" office:value-type="float">
            <text:p>73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51" office:value-type="float">
            <text:p>3802110042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6" office:value-type="float">
            <text:p>73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52" office:value-type="float">
            <text:p>3802110042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7" office:value-type="float">
            <text:p>73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201053" office:value-type="float">
            <text:p>3802110042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8" office:value-type="float">
            <text:p>73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1" office:value-type="float">
            <text:p>3802110043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49" office:value-type="float">
            <text:p>73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2" office:value-type="float">
            <text:p>3802110043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0" office:value-type="float">
            <text:p>73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3" office:value-type="float">
            <text:p>3802110043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1" office:value-type="float">
            <text:p>73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4" office:value-type="float">
            <text:p>3802110043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2" office:value-type="float">
            <text:p>73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5" office:value-type="float">
            <text:p>3802110043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3" office:value-type="float">
            <text:p>73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6" office:value-type="float">
            <text:p>3802110043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4" office:value-type="float">
            <text:p>73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7" office:value-type="float">
            <text:p>3802110043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5" office:value-type="float">
            <text:p>73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8" office:value-type="float">
            <text:p>3802110043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6" office:value-type="float">
            <text:p>73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09" office:value-type="float">
            <text:p>3802110043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7" office:value-type="float">
            <text:p>73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0" office:value-type="float">
            <text:p>3802110043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8" office:value-type="float">
            <text:p>73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1" office:value-type="float">
            <text:p>3802110043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59" office:value-type="float">
            <text:p>73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2" office:value-type="float">
            <text:p>3802110043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0" office:value-type="float">
            <text:p>73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3" office:value-type="float">
            <text:p>3802110043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1" office:value-type="float">
            <text:p>73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4" office:value-type="float">
            <text:p>3802110043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2" office:value-type="float">
            <text:p>73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5" office:value-type="float">
            <text:p>3802110043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3" office:value-type="float">
            <text:p>73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6" office:value-type="float">
            <text:p>3802110043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4" office:value-type="float">
            <text:p>73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7" office:value-type="float">
            <text:p>3802110043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5" office:value-type="float">
            <text:p>73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8" office:value-type="float">
            <text:p>3802110043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6" office:value-type="float">
            <text:p>73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19" office:value-type="float">
            <text:p>3802110043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7" office:value-type="float">
            <text:p>73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0" office:value-type="float">
            <text:p>3802110043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8" office:value-type="float">
            <text:p>73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1" office:value-type="float">
            <text:p>3802110043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69" office:value-type="float">
            <text:p>73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2" office:value-type="float">
            <text:p>3802110043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0" office:value-type="float">
            <text:p>73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3" office:value-type="float">
            <text:p>3802110043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1" office:value-type="float">
            <text:p>73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4" office:value-type="float">
            <text:p>380211004301024</text:p>
          </table:table-cell>
          <table:table-cell ns41:value-type="string" table:style-name="TL Metadata" office:value-type="string">
            <text:p>3802110043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2" office:value-type="float">
            <text:p>73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5" office:value-type="float">
            <text:p>3802110043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3" office:value-type="float">
            <text:p>73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6" office:value-type="float">
            <text:p>380211004301026</text:p>
          </table:table-cell>
          <table:table-cell ns41:value-type="string" table:style-name="TL Metadata" office:value-type="string">
            <text:p>380211004301024? <text:s/>De boden zijn hieronder begrepen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4" office:value-type="float">
            <text:p>73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7" office:value-type="float">
            <text:p>3802110043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5" office:value-type="float">
            <text:p>73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8" office:value-type="float">
            <text:p>3802110043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6" office:value-type="float">
            <text:p>73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29" office:value-type="float">
            <text:p>3802110043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7" office:value-type="float">
            <text:p>73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0" office:value-type="float">
            <text:p>3802110043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8" office:value-type="float">
            <text:p>73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1" office:value-type="float">
            <text:p>3802110043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79" office:value-type="float">
            <text:p>73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2" office:value-type="float">
            <text:p>3802110043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0" office:value-type="float">
            <text:p>73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3" office:value-type="float">
            <text:p>3802110043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1" office:value-type="float">
            <text:p>73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4" office:value-type="float">
            <text:p>3802110043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2" office:value-type="float">
            <text:p>73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5" office:value-type="float">
            <text:p>3802110043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3" office:value-type="float">
            <text:p>73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6" office:value-type="float">
            <text:p>3802110043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4" office:value-type="float">
            <text:p>73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7" office:value-type="float">
            <text:p>3802110043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5" office:value-type="float">
            <text:p>73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8" office:value-type="float">
            <text:p>3802110043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6" office:value-type="float">
            <text:p>73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39" office:value-type="float">
            <text:p>3802110043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7" office:value-type="float">
            <text:p>73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0" office:value-type="float">
            <text:p>3802110043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8" office:value-type="float">
            <text:p>73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1" office:value-type="float">
            <text:p>3802110043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89" office:value-type="float">
            <text:p>73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2" office:value-type="float">
            <text:p>3802110043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0" office:value-type="float">
            <text:p>73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3" office:value-type="float">
            <text:p>3802110043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1" office:value-type="float">
            <text:p>739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4" office:value-type="float">
            <text:p>3802110043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2" office:value-type="float">
            <text:p>739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5" office:value-type="float">
            <text:p>3802110043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3" office:value-type="float">
            <text:p>739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6" office:value-type="float">
            <text:p>3802110043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4" office:value-type="float">
            <text:p>739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7" office:value-type="float">
            <text:p>3802110043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5" office:value-type="float">
            <text:p>739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8" office:value-type="float">
            <text:p>3802110043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6" office:value-type="float">
            <text:p>739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49" office:value-type="float">
            <text:p>3802110043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7" office:value-type="float">
            <text:p>739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1004301050" office:value-type="float">
            <text:p>3802110043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8" office:value-type="float">
            <text:p>739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1" office:value-type="float">
            <text:p>3802120044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399" office:value-type="float">
            <text:p>739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2" office:value-type="float">
            <text:p>3802120044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0" office:value-type="float">
            <text:p>740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3" office:value-type="float">
            <text:p>3802120044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1" office:value-type="float">
            <text:p>740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4" office:value-type="float">
            <text:p>3802120044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2" office:value-type="float">
            <text:p>740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5" office:value-type="float">
            <text:p>3802120044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3" office:value-type="float">
            <text:p>740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6" office:value-type="float">
            <text:p>3802120044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4" office:value-type="float">
            <text:p>740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7" office:value-type="float">
            <text:p>3802120044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5" office:value-type="float">
            <text:p>740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8" office:value-type="float">
            <text:p>3802120044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6" office:value-type="float">
            <text:p>740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09" office:value-type="float">
            <text:p>3802120044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7" office:value-type="float">
            <text:p>740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0" office:value-type="float">
            <text:p>3802120044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8" office:value-type="float">
            <text:p>740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1" office:value-type="float">
            <text:p>3802120044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09" office:value-type="float">
            <text:p>740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2" office:value-type="float">
            <text:p>3802120044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0" office:value-type="float">
            <text:p>741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3" office:value-type="float">
            <text:p>3802120044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1" office:value-type="float">
            <text:p>741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4" office:value-type="float">
            <text:p>3802120044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2" office:value-type="float">
            <text:p>741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5" office:value-type="float">
            <text:p>3802120044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3" office:value-type="float">
            <text:p>741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6" office:value-type="float">
            <text:p>3802120044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4" office:value-type="float">
            <text:p>741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7" office:value-type="float">
            <text:p>3802120044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5" office:value-type="float">
            <text:p>741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8" office:value-type="float">
            <text:p>3802120044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6" office:value-type="float">
            <text:p>741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19" office:value-type="float">
            <text:p>3802120044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7" office:value-type="float">
            <text:p>741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0" office:value-type="float">
            <text:p>3802120044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8" office:value-type="float">
            <text:p>741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1" office:value-type="float">
            <text:p>3802120044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19" office:value-type="float">
            <text:p>741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2" office:value-type="float">
            <text:p>3802120044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0" office:value-type="float">
            <text:p>742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3" office:value-type="float">
            <text:p>3802120044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1" office:value-type="float">
            <text:p>742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4" office:value-type="float">
            <text:p>3802120044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2" office:value-type="float">
            <text:p>742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5" office:value-type="float">
            <text:p>3802120044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3" office:value-type="float">
            <text:p>742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6" office:value-type="float">
            <text:p>3802120044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4" office:value-type="float">
            <text:p>742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7" office:value-type="float">
            <text:p>3802120044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5" office:value-type="float">
            <text:p>742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8" office:value-type="float">
            <text:p>3802120044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6" office:value-type="float">
            <text:p>742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29" office:value-type="float">
            <text:p>3802120044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7" office:value-type="float">
            <text:p>742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0" office:value-type="float">
            <text:p>3802120044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8" office:value-type="float">
            <text:p>742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1" office:value-type="float">
            <text:p>3802120044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29" office:value-type="float">
            <text:p>742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2" office:value-type="float">
            <text:p>3802120044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0" office:value-type="float">
            <text:p>743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3" office:value-type="float">
            <text:p>3802120044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1" office:value-type="float">
            <text:p>743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4" office:value-type="float">
            <text:p>3802120044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2" office:value-type="float">
            <text:p>743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5" office:value-type="float">
            <text:p>3802120044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3" office:value-type="float">
            <text:p>743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6" office:value-type="float">
            <text:p>3802120044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4" office:value-type="float">
            <text:p>743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7" office:value-type="float">
            <text:p>3802120044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5" office:value-type="float">
            <text:p>743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8" office:value-type="float">
            <text:p>38021200440103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6" office:value-type="float">
            <text:p>743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39" office:value-type="float">
            <text:p>3802120044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7" office:value-type="float">
            <text:p>743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0" office:value-type="float">
            <text:p>3802120044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8" office:value-type="float">
            <text:p>743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1" office:value-type="float">
            <text:p>38021200440104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39" office:value-type="float">
            <text:p>743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2" office:value-type="float">
            <text:p>38021200440104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0" office:value-type="float">
            <text:p>744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3" office:value-type="float">
            <text:p>38021200440104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1" office:value-type="float">
            <text:p>744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4" office:value-type="float">
            <text:p>38021200440104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2" office:value-type="float">
            <text:p>744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5" office:value-type="float">
            <text:p>38021200440104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3" office:value-type="float">
            <text:p>744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6" office:value-type="float">
            <text:p>38021200440104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4" office:value-type="float">
            <text:p>744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7" office:value-type="float">
            <text:p>38021200440104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5" office:value-type="float">
            <text:p>744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8" office:value-type="float">
            <text:p>38021200440104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6" office:value-type="float">
            <text:p>744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49" office:value-type="float">
            <text:p>38021200440104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7" office:value-type="float">
            <text:p>744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50" office:value-type="float">
            <text:p>38021200440105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8" office:value-type="float">
            <text:p>744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51" office:value-type="float">
            <text:p>38021200440105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49" office:value-type="float">
            <text:p>744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52" office:value-type="float">
            <text:p>38021200440105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0" office:value-type="float">
            <text:p>745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401053" office:value-type="float">
            <text:p>38021200440105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1" office:value-type="float">
            <text:p>745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1" office:value-type="float">
            <text:p>38021200450100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2" office:value-type="float">
            <text:p>745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2" office:value-type="float">
            <text:p>38021200450100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3" office:value-type="float">
            <text:p>745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3" office:value-type="float">
            <text:p>38021200450100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4" office:value-type="float">
            <text:p>745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4" office:value-type="float">
            <text:p>38021200450100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5" office:value-type="float">
            <text:p>745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5" office:value-type="float">
            <text:p>38021200450100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6" office:value-type="float">
            <text:p>745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6" office:value-type="float">
            <text:p>38021200450100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7" office:value-type="float">
            <text:p>745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7" office:value-type="float">
            <text:p>38021200450100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8" office:value-type="float">
            <text:p>745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8" office:value-type="float">
            <text:p>38021200450100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59" office:value-type="float">
            <text:p>745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09" office:value-type="float">
            <text:p>38021200450100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0" office:value-type="float">
            <text:p>746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0" office:value-type="float">
            <text:p>38021200450101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1" office:value-type="float">
            <text:p>746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1" office:value-type="float">
            <text:p>38021200450101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2" office:value-type="float">
            <text:p>746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2" office:value-type="float">
            <text:p>38021200450101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3" office:value-type="float">
            <text:p>746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3" office:value-type="float">
            <text:p>38021200450101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4" office:value-type="float">
            <text:p>746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4" office:value-type="float">
            <text:p>38021200450101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5" office:value-type="float">
            <text:p>746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5" office:value-type="float">
            <text:p>38021200450101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6" office:value-type="float">
            <text:p>746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6" office:value-type="float">
            <text:p>38021200450101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7" office:value-type="float">
            <text:p>746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7" office:value-type="float">
            <text:p>38021200450101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8" office:value-type="float">
            <text:p>746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8" office:value-type="float">
            <text:p>38021200450101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69" office:value-type="float">
            <text:p>746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19" office:value-type="float">
            <text:p>38021200450101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0" office:value-type="float">
            <text:p>747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0" office:value-type="float">
            <text:p>38021200450102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1" office:value-type="float">
            <text:p>747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1" office:value-type="float">
            <text:p>38021200450102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2" office:value-type="float">
            <text:p>747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2" office:value-type="float">
            <text:p>38021200450102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3" office:value-type="float">
            <text:p>747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3" office:value-type="float">
            <text:p>38021200450102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4" office:value-type="float">
            <text:p>747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4" office:value-type="float">
            <text:p>38021200450102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5" office:value-type="float">
            <text:p>747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5" office:value-type="float">
            <text:p>38021200450102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6" office:value-type="float">
            <text:p>747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6" office:value-type="float">
            <text:p>38021200450102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7" office:value-type="float">
            <text:p>747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7" office:value-type="float">
            <text:p>38021200450102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8" office:value-type="float">
            <text:p>747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8" office:value-type="float">
            <text:p>380212004501028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79" office:value-type="float">
            <text:p>747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29" office:value-type="float">
            <text:p>38021200450102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0" office:value-type="float">
            <text:p>748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0" office:value-type="float">
            <text:p>38021200450103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1" office:value-type="float">
            <text:p>7481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1" office:value-type="float">
            <text:p>380212004501031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2" office:value-type="float">
            <text:p>7482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2" office:value-type="float">
            <text:p>380212004501032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3" office:value-type="float">
            <text:p>7483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3" office:value-type="float">
            <text:p>380212004501033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4" office:value-type="float">
            <text:p>7484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4" office:value-type="float">
            <text:p>380212004501034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5" office:value-type="float">
            <text:p>7485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5" office:value-type="float">
            <text:p>380212004501035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6" office:value-type="float">
            <text:p>7486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6" office:value-type="float">
            <text:p>380212004501036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7" office:value-type="float">
            <text:p>7487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7" office:value-type="float">
            <text:p>380212004501037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8" office:value-type="float">
            <text:p>7488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8" office:value-type="float">
            <text:p>380212004501038</text:p>
          </table:table-cell>
          <table:table-cell ns41:value-type="string" table:style-name="TL Metadata" office:value-type="string">
            <text:p>3802120045010381 <text:s/>Hieronder een, waarvan de ouderdom onbekend is.</text:p>
          </table:table-cell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89" office:value-type="float">
            <text:p>7489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39" office:value-type="float">
            <text:p>380212004501039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5" office:value="7490" office:value-type="float">
            <text:p>7490</text:p>
          </table:table-cell>
          <table:table-cell ns41:value-type="string" table:style-name="ce7" office:value-type="string">
            <text:p>Dr-4edl</text:p>
          </table:table-cell>
          <table:table-cell ns41:value-type="float" table:style-name="ce76" office:value="380212004501040" office:value-type="float">
            <text:p>380212004501040</text:p>
          </table:table-cell>
          <table:table-cell table:style-name="TL Metadata"/>
          <table:table-cell ns41:value-type="string" table:style-name="ce7" office:value-type="string">
            <text:p>x</text:p>
          </table:table-cell>
          <table:table-cell table:number-columns-repeated="1019"/>
        </table:table-row>
        <table:table-row table:style-name="ro5" table:number-rows-repeated="10476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Helpdesk</dc:creator>
    <dc:date>2004-12-20T18:11:36</dc:date>
    <meta:document-statistic meta:object-count="0" meta:cell-count="6534" meta:table-count="2"/>
    <meta:generator>ODFPY/1.3.0dev</meta:generator>
  </office:meta>
</office:document-meta>
</file>